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Liberation Mono', 'Courier New', monospace"/>
    <style:font-face style:name="OpenSymbol" svg:font-family="OpenSymbol"/>
    <style:font-face style:name="SFMono-Regular" svg:font-family="SFMono-Regular, Consolas, 'Liberation Mono', Menlo, Courier, monospace"/>
    <style:font-face style:name="Arial4"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3479in" table:align="left"/>
    </style:style>
    <style:style style:name="Table1.A" style:family="table-column">
      <style:table-column-properties style:column-width="1.3479in"/>
    </style:style>
    <style:style style:name="Table1.A1" style:family="table-cell">
      <style:table-cell-properties style:vertical-align="middle" fo:padding="0.0194in" fo:border="none"/>
    </style:style>
    <style:style style:name="Table2" style:family="table">
      <style:table-properties style:width="1.2604in" table:align="left"/>
    </style:style>
    <style:style style:name="Table2.A" style:family="table-column">
      <style:table-column-properties style:column-width="1.2604in"/>
    </style:style>
    <style:style style:name="Table2.A1" style:family="table-cell">
      <style:table-cell-properties style:vertical-align="middle" fo:padding="0.0194in" fo:border="none"/>
    </style:style>
    <style:style style:name="Table3" style:family="table">
      <style:table-properties style:width="1.2604in" table:align="left"/>
    </style:style>
    <style:style style:name="Table3.A" style:family="table-column">
      <style:table-column-properties style:column-width="1.2604in"/>
    </style:style>
    <style:style style:name="Table3.A1" style:family="table-cell">
      <style:table-cell-properties style:vertical-align="middle" fo:padding="0.0194in" fo:border="none"/>
    </style:style>
    <style:style style:name="P1" style:family="paragraph" style:parent-style-name="Standard">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2"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3" style:family="paragraph" style:parent-style-name="Body_20_Text">
      <style:text-properties fo:font-size="8pt" fo:font-style="italic" fo:font-weight="bold" style:font-size-asian="8pt" style:font-style-asian="italic" style:font-weight-asian="bold" style:font-size-complex="8pt" style:font-style-complex="italic" style:font-weight-complex="bold"/>
    </style:style>
    <style:style style:name="P4" style:family="paragraph" style:parent-style-name="Body_20_Text">
      <style:text-properties fo:font-size="8pt" fo:font-style="italic" style:font-size-asian="8pt" style:font-style-asian="italic" style:font-size-complex="8pt" style:font-style-complex="italic"/>
    </style:style>
    <style:style style:name="P5" style:family="paragraph" style:parent-style-name="Body_20_Text" style:master-page-name="">
      <style:paragraph-properties fo:margin-left="0in" fo:margin-right="0in" fo:margin-top="0in" fo:margin-bottom="0in" fo:text-indent="0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size="10pt" fo:font-style="normal" fo:font-weight="normal" style:font-name-asian="NSimSun" style:font-size-asian="10pt" style:font-style-asian="normal" style:font-weight-asian="normal" style:font-name-complex="Courier New" style:font-size-complex="10pt" style:font-style-complex="normal" style:font-weight-complex="normal"/>
    </style:style>
    <style:style style:name="P6" style:family="paragraph" style:parent-style-name="Body_20_Text">
      <style:paragraph-properties fo:margin-left="0in" fo:margin-right="0in" fo:text-indent="0in" style:auto-text-indent="false"/>
    </style:style>
    <style:style style:name="P7" style:family="paragraph" style:parent-style-name="Body_20_Text">
      <style:paragraph-properties fo:margin-left="0in" fo:margin-right="0in" fo:text-indent="0in" style:auto-text-indent="false"/>
      <style:text-properties style:text-underline-style="solid" style:text-underline-type="double" style:text-underline-width="auto" style:text-underline-color="font-color"/>
    </style:style>
    <style:style style:name="P8" style:family="paragraph" style:parent-style-name="Preformatted_20_Text">
      <style:paragraph-properties fo:margin-left="0in" fo:margin-right="0in" fo:text-indent="0in" style:auto-text-indent="false"/>
    </style:style>
    <style:style style:name="P9" style:family="paragraph" style:parent-style-name="Preformatted_20_Text">
      <style:paragraph-properties fo:margin-left="0in" fo:margin-right="0in" fo:text-indent="0in" style:auto-text-indent="false"/>
      <style:text-properties fo:font-variant="normal" fo:text-transform="none" fo:color="#24292e" style:font-name="SFMono-Regular" fo:font-size="9.75pt" fo:letter-spacing="normal" fo:font-style="normal" fo:font-weight="normal"/>
    </style:style>
    <style:style style:name="P10" style:family="paragraph" style:parent-style-name="Code">
      <style:paragraph-properties fo:margin-left="0in" fo:margin-right="0in" fo:text-indent="0in" style:auto-text-indent="false"/>
    </style:style>
    <style:style style:name="P11" style:family="paragraph" style:parent-style-name="Body_20_Text"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2" style:family="paragraph" style:parent-style-name="Body_20_Text">
      <style:paragraph-properties fo:margin-left="-0.0098in" fo:margin-right="0in" fo:margin-top="0in" fo:margin-bottom="0in" fo:text-indent="0.0201in" style:auto-text-indent="false"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3" style:family="paragraph" style:parent-style-name="Code" style:master-page-name="">
      <style:paragraph-properties fo:margin-left="-0.0098in" fo:margin-right="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weight="normal" style:font-name-asian="Lucida Console" style:font-weight-asian="normal" style:font-name-complex="Lucida Console" style:font-weight-complex="normal"/>
    </style:style>
    <style:style style:name="P14" style:family="paragraph" style:parent-style-name="Code">
      <style:paragraph-properties fo:margin-left="-0.0098in" fo:margin-right="0in" fo:text-indent="0.0201in" style:auto-text-indent="false"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weight="normal" style:font-name-asian="Lucida Console" style:font-weight-asian="normal" style:font-name-complex="Lucida Console" style:font-weight-complex="normal"/>
    </style:style>
    <style:style style:name="P15" style:family="paragraph" style:parent-style-name="Body_20_Text">
      <style:paragraph-properties fo:margin-left="-0.0098in" fo:margin-right="0in" fo:text-indent="0in" style:auto-text-indent="false"/>
    </style:style>
    <style:style style:name="P16" style:family="paragraph" style:parent-style-name="Command_20_Line">
      <style:paragraph-properties fo:margin-left="-0.0098in" fo:margin-right="0in" fo:text-indent="0in" style:auto-text-indent="false"/>
    </style:style>
    <style:style style:name="P17" style:family="paragraph" style:parent-style-name="Code">
      <style:paragraph-properties fo:margin-left="-0.0098in" fo:margin-right="0in" fo:text-indent="0in" style:auto-text-indent="false"/>
    </style:style>
    <style:style style:name="P18" style:family="paragraph" style:parent-style-name="Command_20_Line">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19" style:family="paragraph" style:parent-style-name="Command_20_Line">
      <style:text-properties style:font-name="Arial" fo:font-size="10pt" fo:font-weight="bold" style:font-size-asian="10pt" style:font-weight-asian="bold" style:font-size-complex="10pt" style:font-weight-complex="bold"/>
    </style:style>
    <style:style style:name="P20" style:family="paragraph" style:parent-style-name="Command_20_Line">
      <style:text-properties fo:color="#000000" style:font-name="Arial" fo:font-size="10pt" fo:font-weight="normal" style:font-size-asian="10pt" style:font-weight-asian="normal" style:font-size-complex="10pt" style:font-weight-complex="normal"/>
    </style:style>
    <style:style style:name="P21" style:family="paragraph" style:parent-style-name="Preformatted_20_Text">
      <style:paragraph-properties fo:margin-top="0in" fo:margin-bottom="0.1965in"/>
    </style:style>
    <style:style style:name="P22" style:family="paragraph" style:parent-style-name="Section_20_Heading">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23" style:family="paragraph" style:parent-style-name="Code">
      <style:text-properties fo:font-weight="normal" style:font-weight-asian="normal" style:font-weight-complex="normal"/>
    </style:style>
    <style:style style:name="P24" style:family="paragraph" style:parent-style-name="Code" style:master-page-name="">
      <style:paragraph-properties fo:margin-left="-0.0091in" fo:margin-right="0in" fo:text-indent="0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25" style:family="paragraph" style:parent-style-name="Chapter_20_Heading">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26"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ff0000"/>
    </style:style>
    <style:style style:name="P27" style:family="paragraph" style:parent-style-name="Body_20_Text">
      <style:paragraph-properties fo:margin-left="-0.0098in" fo:margin-right="0in" fo:text-indent="0in" style:auto-text-indent="false"/>
    </style:style>
    <style:style style:name="P28" style:family="paragraph" style:parent-style-name="Body_20_Text">
      <style:paragraph-properties fo:margin-left="0in" fo:margin-right="0in" fo:text-indent="0in" style:auto-text-indent="false"/>
    </style:style>
    <style:style style:name="P29" style:family="paragraph" style:parent-style-name="Command_20_Line">
      <style:text-properties fo:font-variant="normal" fo:text-transform="none" fo:color="#bb1144" style:font-name="Arial" fo:font-size="10pt" fo:letter-spacing="normal" fo:font-style="normal" fo:font-weight="bold" style:font-size-asian="10pt" style:font-weight-asian="bold" style:font-size-complex="10pt" style:font-weight-complex="bold"/>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style:font-name="Arial"/>
    </style:style>
    <style:style style:name="T4" style:family="text">
      <style:text-properties fo:font-weight="bold"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color="#000000" fo:font-size="10pt" fo:font-style="normal" fo:font-weight="normal" style:font-name-asian="Lucida Console" style:font-style-asian="normal" style:font-weight-asian="normal" style:font-name-complex="Lucida Console" style:font-style-complex="normal" style:font-weight-complex="normal"/>
    </style:style>
    <style:style style:name="T8" style:family="text">
      <style:text-properties fo:color="#000000" style:font-name="Arial2"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ize="10pt" fo:font-style="italic" fo:font-weight="bold" style:font-size-asian="10pt" style:font-style-asian="italic" style:font-weight-asian="bold" style:font-size-complex="10pt" style:font-style-complex="italic" style:font-weight-complex="bold"/>
    </style:style>
    <style:style style:name="T14" style:family="text">
      <style:text-properties fo:font-size="8pt" fo:font-style="italic" fo:font-weight="bold" style:font-size-asian="8pt" style:font-style-asian="italic" style:font-weight-asian="bold" style:font-size-complex="8pt" style:font-style-complex="italic" style:font-weight-complex="bold"/>
    </style:style>
    <style:style style:name="T15" style:family="text">
      <style:text-properties fo:font-size="8pt" fo:font-style="italic" style:font-size-asian="8pt" style:font-style-asian="italic" style:font-size-complex="8pt"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ize="9pt" fo:font-style="normal" fo:font-weight="normal" style:font-size-asian="9pt" style:font-style-asian="normal" style:font-weight-asian="normal" style:font-size-complex="9pt" style:font-style-complex="normal" style:font-weight-complex="normal"/>
    </style:style>
    <style:style style:name="T18" style:family="text">
      <style:text-properties fo:font-variant="normal" fo:text-transform="none" fo:color="#bb1144" fo:letter-spacing="normal" fo:font-style="normal"/>
    </style:style>
    <style:style style:name="T19" style:family="text">
      <style:text-properties fo:font-variant="normal" fo:text-transform="none" fo:color="#24292e" style:font-name="Arial" fo:font-size="10pt" fo:letter-spacing="normal" fo:font-style="normal" fo:font-weight="bold" style:font-size-asian="10pt" style:font-weight-asian="bold" style:font-size-complex="10pt" style:font-weight-complex="bold"/>
    </style:style>
    <style:style style:name="T20" style:family="text">
      <style:text-properties fo:font-variant="normal" fo:text-transform="none" fo:color="#000000" style:font-name="Arial" fo:font-size="12pt" fo:letter-spacing="normal" fo:font-style="normal" fo:font-weight="normal"/>
    </style:style>
    <style:style style:name="T21" style:family="text">
      <style:text-properties fo:font-variant="normal" fo:text-transform="none" fo:color="#000000" style:font-name="Arial" fo:font-size="9.75pt" fo:letter-spacing="normal" fo:font-style="normal" fo:font-weight="normal"/>
    </style:style>
    <style:style style:name="T22"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23" style:family="text">
      <style:text-properties fo:font-variant="normal" fo:text-transform="none" fo:color="#000000" style:font-name="Arial2" fo:font-size="8pt" fo:letter-spacing="normal" fo:font-style="italic" fo:font-weight="bold" fo:background-color="transparent" style:font-size-asian="8pt" style:font-style-asian="italic" style:font-weight-asian="bold" style:font-size-complex="8pt" style:font-style-complex="italic" style:font-weight-complex="bold"/>
    </style:style>
    <style:style style:name="T24" style:family="text">
      <style:text-properties fo:color="#a71d5d"/>
    </style:style>
    <style:style style:name="T25" style:family="text">
      <style:text-properties fo:color="#183691"/>
    </style:style>
    <style:style style:name="T26" style:family="text">
      <style:text-properties style:font-name="Arial"/>
    </style:style>
    <style:style style:name="T27" style:family="text">
      <style:text-properties style:font-name="Arial" fo:font-weight="bold"/>
    </style:style>
    <style:style style:name="T28" style:family="text">
      <style:text-properties style:font-name="Arial" fo:font-weight="bold" style:font-weight-asian="bold" style:font-weight-complex="bold"/>
    </style:style>
    <style:style style:name="T29" style:family="text">
      <style:text-properties style:font-name="Arial" fo:font-size="10pt" fo:font-weight="bold" style:font-size-asian="10pt" style:font-weight-asian="bold" style:font-size-complex="10pt" style:font-weight-complex="bold"/>
    </style:style>
    <style:style style:name="T30"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style:font-name="Arial" fo:font-size="8pt" fo:font-style="normal" fo:font-weight="normal" style:font-size-asian="8pt" style:font-style-asian="normal" style:font-weight-asian="normal" style:font-size-complex="8pt" style:font-style-complex="normal" style:font-weight-complex="normal"/>
    </style:style>
    <style:style style:name="T32" style:family="text">
      <style:text-properties style:font-name="Arial" fo:font-size="8pt" fo:font-style="italic" fo:font-weight="bold" style:font-size-asian="8pt" style:font-style-asian="italic" style:font-weight-asian="bold" style:font-size-complex="8pt" style:font-style-complex="italic" style:font-weight-complex="bold"/>
    </style:style>
    <style:style style:name="T33" style:family="text">
      <style:text-properties style:font-name="Arial" fo:font-style="italic" fo:font-weight="bold" style:font-style-asian="italic" style:font-weight-asian="bold" style:font-style-complex="italic" style:font-weight-complex="bold"/>
    </style:style>
    <style:style style:name="T34" style:family="text">
      <style:text-properties style:font-name="Arial" fo:font-style="normal" fo:font-weight="normal" style:font-style-asian="normal" style:font-weight-asian="normal" style:font-style-complex="normal" style:font-weight-complex="normal"/>
    </style:style>
    <style:style style:name="T35" style:family="text">
      <style:text-properties style:font-name="Arial" fo:font-size="12pt" fo:font-weight="bold" style:font-size-asian="12pt" style:font-weight-asian="bold" style:font-size-complex="12pt" style:font-weight-complex="bold"/>
    </style:style>
    <style:style style:name="T36" style:family="text">
      <style:text-properties fo:color="#ed6a43"/>
    </style:style>
    <style:style style:name="T37" style:family="text">
      <style:text-properties style:font-name="Arial2"/>
    </style:style>
    <style:style style:name="T38" style:family="text">
      <style:text-properties style:font-name="Arial2" fo:font-weight="bold" style:font-weight-asian="bold" style:font-weight-complex="bold"/>
    </style:style>
    <style:style style:name="T39" style:family="text">
      <style:text-properties style:font-name="Arial2"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issecting Rails - Udemy</text:p>
      <text:p text:style-name="P1"/>
      <text:p text:style-name="P25">Rails Notes</text:p>
      <text:p text:style-name="P2">Create project - </text:p>
      <text:p text:style-name="P18">rails new DevcampPortfolio -T --database=postgresql (or -d postgresql (or mysql)</text:p>
      <text:p text:style-name="Body_20_Text">This will create a project in the folder specified (DevcampPortfolio in this case) under the folder in which the command was given.</text:p>
      <text:p text:style-name="Body_20_Text">Switch to the new folder and open the project and navigate to the config/database.yml file</text:p>
      <text:p text:style-name="Body_20_Text">Change the setting there to coincide with you postgres setting for user (usually line 32) and password (usually line 36) and uncomment the lines regarding the host (usually line 40) and the port (usually line 44)</text:p>
      <text:p text:style-name="Body_20_Text"/>
      <text:p text:style-name="Body_20_Text">Then run</text:p>
      <text:p text:style-name="Command_20_Line"><text:tab/>rails <text:a xlink:type="simple" xlink:href="db:create" text:style-name="Internet_20_link" text:visited-style-name="Visited_20_Internet_20_Link">db:create</text:a></text:p>
      <text:p text:style-name="Body_20_Text">This will connect to the postgres db and create the database</text:p>
      <text:p text:style-name="Body_20_Text"/>
      <text:p text:style-name="P2"/>
      <text:p text:style-name="P18">rails g <text:span text:style-name="T9">scaffold</text:span> Blog title:string body:text</text:p>
      <text:p text:style-name="P2">Similar to generating a model but much more detailed results – builds model, view and controller with all actions , migration for the table (blogs) and javascript, scss and coffee script files and files called jbuilder</text:p>
      <text:p text:style-name="P2">The blog table will have two columns – title(string) and body(text)</text:p>
      <text:p text:style-name="P18">rails db:migrate</text:p>
      <text:p text:style-name="P2">Create the table in the db and update the schema.db</text:p>
      <text:p text:style-name="P2"/>
      <text:p text:style-name="P2">scaffold.scss – lots of styling commands but this file <text:span text:style-name="T1">should be deleted </text:span></text:p>
      <text:p text:style-name="P26"/>
      <text:p text:style-name="Command_20_Line">rails g <text:span text:style-name="T9">resource</text:span> Portfolio title:string subtitle:string body:text main_image:text thumb_image:text</text:p>
      <text:p text:style-name="P2">This command will generate a model, a folder for the views but no views, a controller with no actions and resourceful routes in the routes file and a migration file</text:p>
      <text:p text:style-name="P2"/>
      <text:p text:style-name="SubTitles">Customizing generators</text:p>
      <text:p text:style-name="P2"><text:tab/>Go to locales/application.rb</text:p>
      <text:p text:style-name="P2"><text:tab/>In this file you can set what happens for each part of the generation process</text:p>
      <text:p text:style-name="Code"><text:tab/>config.generators do |g|<text:line-break/> <text:s text:c="5"/>g.org <text:s text:c="12"/><text:tab/><text:tab/>:active_record<text:line-break/> <text:s text:c="5"/>g.template_engine <text:tab/>:erb<text:line-break/> <text:s text:c="5"/>g.test_framework <text:s/><text:tab/>:test_unit, fixture: false<text:line-break/> <text:s text:c="5"/>g.stylesheets <text:s text:c="4"/><text:tab/>false<text:line-break/> <text:s text:c="5"/>g.javascript <text:s text:c="5"/><text:tab/>false<text:line-break/> <text:s text:c="3"/>end<text:tab/></text:p>
      <text:p text:style-name="P2"/>
      <text:p text:style-name="P2">You can also set up templates for each of the .erb files generated</text:p>
      <text:p text:style-name="P2"><text:tab/>Go to the lib folder and create a folder erb/scaffold (generator name)/(viewname).html.erb and set up what you want each template view to look like.</text:p>
      <text:p text:style-name="P2"><text:tab/>Templates are available in the rails github repository </text:p>
      <text:p text:style-name="P2"><text:tab/><text:tab/><text:a xlink:type="simple" xlink:href="https://github.com/rails/rails/blob/master/railties/lib/rails/generators/erb/" text:style-name="Internet_20_link" text:visited-style-name="Visited_20_Internet_20_Link">https://github.com/rails/rails/blob/master/railties/lib/rails/generators/erb/</text:a></text:p>
      <text:p text:style-name="P2"><text:tab/>There is also a section in the Rails Guides regarding this feature</text:p>
      <text:p text:style-name="P2"><text:tab/><text:tab/><text:a xlink:type="simple" xlink:href="http://guides.rubyonrails.org/generators.html" text:style-name="Internet_20_link" text:visited-style-name="Visited_20_Internet_20_Link">http://guides.rubyonrails.org/generators.html</text:a></text:p>
      <text:p text:style-name="P2"/>
      <text:p text:style-name="P2"><text:tab/>Of course, these templates will only apply to future generation processes and will not affect currently existing views.</text:p>
      <text:p text:style-name="P2"/>
      <text:p text:style-name="Section_20_Heading">Data flow</text:p>
      <text:p text:style-name="SubTitles"><text:tab/>Seed files</text:p>
      <text:p text:style-name="P2">This file should contain all the record creation needed to seed the database with its default values.<text:line-break/># The data can then be loaded with the rails <text:span text:style-name="T16">db:seed</text:span> command (or created alongside the database with <text:span text:style-name="T16">db:setup</text:span>).</text:p>
      <text:p text:style-name="P2"><text:soft-page-break/></text:p>
      <text:p text:style-name="P2">In this seed file you enter the commands to interface with the database in the creation of records. You can set up as many records as you want to “seed” the database in as many tables as you want (assuming they already exist)</text:p>
      <text:p text:style-name="P2">If you want to start with a clean database, enter the command</text:p>
      <text:p text:style-name="P2"><text:tab/>rails <text:a xlink:type="simple" xlink:href="db:setup" text:style-name="Internet_20_link" text:visited-style-name="Visited_20_Internet_20_Link">db:setup</text:a> </text:p>
      <text:p text:style-name="P2">and <text:span text:style-name="T2">this will run all the migrations, creating empty tables in the database</text:span>. Then it will run the seeds file, creating the records you requested in the seeds.rb file you created.</text:p>
      <text:p text:style-name="P2"/>
      <text:p text:style-name="Section_20_Heading">Over-riding Resources Routes</text:p>
      <text:p text:style-name="P2">You can customize routes in the resources section of an object by putting in a exception and then creating the route yourself<text:tab/></text:p>
      <text:p text:style-name="Code"><text:tab/>resources :portfolios, except: [:show]</text:p>
      <text:p text:style-name="Code"><text:s text:c="2"/><text:tab/>get 'portfolio/:id', to: 'portfolios#show', as: 'portfolio_show'</text:p>
      <text:p text:style-name="P2"/>
      <text:p text:style-name="P2">You would do this for “cosmetic” reasons, so that the link URL would be portfolio/7 instead of portfolios/7.</text:p>
      <text:p text:style-name="P2"/>
      <text:p text:style-name="Chapter_20_Heading">Friendly routes - “slugs” - a name for URL's</text:p>
      <text:p text:style-name="P24"><text:span text:style-name="T12">Add the</text:span> gem 'friendly_id', '~&gt; 5.1.0' <text:span text:style-name="T7">to</text:span> <text:span text:style-name="T7">the</text:span> <text:span text:style-name="T7">gemfile</text:span></text:p>
      <text:p text:style-name="Command_20_Line"><text:span text:style-name="T5">run</text:span> bundle install</text:p>
      <text:p text:style-name="P2"/>
      <text:p text:style-name="Command_20_Line"><text:span text:style-name="T5">run</text:span> rails generate friendly_id</text:p>
      <text:p text:style-name="P2">This will create a migration for the friendly_id object which uses its own database table</text:p>
      <text:p text:style-name="P2">It will also create an initializer which allows the setting of configure options, if desired.</text:p>
      <text:p text:style-name="P2"/>
      <text:p text:style-name="Command_20_Line"><text:span text:style-name="T5">run</text:span> rails db:migrate</text:p>
      <text:p text:style-name="P2">Create the table in the database</text:p>
      <text:p text:style-name="P2"/>
      <text:p text:style-name="Command_20_Line"><text:span text:style-name="T5">run</text:span> rails g migration add_slug_to_blogs slug:string:uniq</text:p>
      <text:p text:style-name="Body_20_Text">Set up for adding the column slug to the blogs table and making it so that no blog post can have the same URL (slug) as another </text:p>
      <text:p text:style-name="P2"/>
      <text:p text:style-name="Command_20_Line"><text:span text:style-name="T5">run</text:span> rails db:migrate</text:p>
      <text:p text:style-name="P2">Add the column slug to the table in the database and creates the index</text:p>
      <text:p text:style-name="P2"/>
      <text:p text:style-name="P2">Go to the model affected by this new gem (blog.rb in this case) and add the lines</text:p>
      <text:p text:style-name="Code"><text:s text:c="2"/>extend FriendlyId <text:line-break/> <text:s/>friendly_id :title, use: :slugged</text:p>
      <text:p text:style-name="P2">Go to Rails console to test </text:p>
      <text:p text:style-name="Code">Blog.create!(title:"Another Slug Test", body:"Slug Test")</text:p>
      <text:p text:style-name="P2">You should see a slug created at the end of the record </text:p>
      <text:p text:style-name="Code">Blog id: 13, title: "<text:span text:style-name="T1">Another Slug Test</text:span>", body: "Slug Test", created_at: "2017-04-12 21:50:05", updated_at: "2017-04-12 21:50:05", slug: "<text:span text:style-name="T1">another-slug-test</text:span>"&gt;</text:p>
      <text:p text:style-name="P2"/>
      <text:p text:style-name="P2">Go to the affected controller (in this case blog.rb) and change the data instance find to </text:p>
      <text:p text:style-name="Code">Blog.friendly.find(params[:id])</text:p>
      <text:p text:style-name="P2">which will override the default looking for the id, now <text:span text:style-name="T4">friendly</text:span> will look for the slug for the record and map it to the id and find the record.</text:p>
      <text:p text:style-name="P2"/>
      <text:p text:style-name="P2">Finally, you have to recreate all the records in the affected object(in this case blog posts) so that each of them will have a slug</text:p>
      <text:p text:style-name="P2">From the console</text:p>
      <text:p text:style-name="Code">Blog.find_each(&amp;:save)</text:p>
      <text:p text:style-name="P2">This will get each record and recreate it, creating the slug as appropriate</text:p>
      <text:p text:style-name="P2">Restart the server, go to the blogs page and note that the Show link will now have the slug as the reference (blogs/my-blog-post-1) instead of the id of the blog post.</text:p>
      <text:p text:style-name="Chapter_20_Heading">Enums – Managing data stages</text:p>
      <text:p text:style-name="Body_20_Text"><text:soft-page-break/></text:p>
      <text:p text:style-name="Body_20_Text">Add the status column to the table desired – in this example we'll use the Blogs table</text:p>
      <text:p text:style-name="Body_20_Text"/>
      <text:p text:style-name="Body_20_Text">Create a migration to add the default column to the table</text:p>
      <text:p text:style-name="Command_20_Line">rails g migration add_post_status_to_blogs status:integer</text:p>
      <text:p text:style-name="P15">Go to the migration in the project and add the status default parameter (if desired)</text:p>
      <text:p text:style-name="Code">add_column :blogs, :status, :integer, <text:span text:style-name="T1">default: 0</text:span></text:p>
      <text:p text:style-name="P16"><text:span text:style-name="T5">run</text:span> rails db:migrate</text:p>
      <text:p text:style-name="Body_20_Text">Got to the model file for the object and add the enum and map the values desired</text:p>
      <text:p text:style-name="Code">enum status: { draft: 0, published: 1 }</text:p>
      <text:p text:style-name="Body_20_Text"/>
      <text:p text:style-name="Body_20_Text">Restart the server and rails console, enter a new record to see the results – note that the status will be the word default, no the integer 0</text:p>
      <text:p text:style-name="Body_20_Text"/>
      <text:p text:style-name="Body_20_Text">This process has created a new method that can be accessed in order to choose records accordingly i.e. Blog.published will only get the blogs that have the status of 1 – we'll use this to select the records we want.</text:p>
      <text:p text:style-name="Body_20_Text"/>
      <text:p text:style-name="Chapter_20_Heading">Creating a custom route</text:p>
      <text:p text:style-name="Body_20_Text">Create a custom route by adding a block to the resource you are working with</text:p>
      <text:p text:style-name="Code">resources :blogs do</text:p>
      <text:p text:style-name="Code"><text:s text:c="4"/>member do</text:p>
      <text:p text:style-name="Code"><text:s text:c="6"/>get :toggle_status</text:p>
      <text:p text:style-name="Code"><text:s text:c="4"/>end</text:p>
      <text:p text:style-name="Code"><text:s text:c="2"/>end</text:p>
      <text:p text:style-name="Code"/>
      <text:p text:style-name="Body_20_Text">Add the path in the appropriate view - <text:span text:style-name="T14">toggle_status_blog_path(blog)</text:span></text:p>
      <text:p text:style-name="Body_20_Text">Add the method in the appropriate controller(blog)</text:p>
      <text:p text:style-name="Code"><text:s text:c="4"/>def toggle_status<text:line-break/> <text:s text:c="3"/>@blog = Blog.friendly.find(params[:id])<text:line-break/> <text:s text:c="3"/>if @blog.published?<text:line-break/> <text:s text:c="5"/>@blog.draft!<text:line-break/> <text:s text:c="3"/>elsif @blog.draft?<text:line-break/> <text:s text:c="5"/>@blog.published!<text:line-break/> <text:s text:c="3"/>end<text:line-break/> <text:s text:c="3"/>redirect_to blogs_url, notice: 'Post status has been updated'<text:line-break/> <text:s/>end</text:p>
      <text:p text:style-name="Body_20_Text">Now the Toggle Status link (Draft/Published) on the index page will toggle the status </text:p>
      <text:p text:style-name="Body_20_Text"/>
      <text:p text:style-name="SubTitles">Creating Nested Routes</text:p>
      <text:p text:style-name="Body_20_Text">When you create a controller and supply view name, Rails will generate routes for those views</text:p>
      <text:p text:style-name="Command_20_Line">rails g controller Dashboard main user blog</text:p>
      <text:p text:style-name="Body_20_Text">Routes created</text:p>
      <text:p text:style-name="Code"><text:s text:c="2"/>get 'dashboard/main'<text:line-break/> <text:s/>get 'dashboard/user'<text:line-break/> <text:s/>get 'dashboard/blog'</text:p>
      <text:p text:style-name="P11">If you want to customize the routing, use nesting routes (namespace)</text:p>
      <text:p text:style-name="Code">namespace :admin do </text:p>
      <text:p text:style-name="Code"><text:tab/>get 'dashboard/main'<text:line-break/> <text:s/><text:tab/>get 'dashboard/user'<text:line-break/> <text:s/><text:tab/>get 'dashboard/blog'</text:p>
      <text:p text:style-name="Code">end</text:p>
      <text:p text:style-name="P12">Now create a folder called admin in the controller folder and move the dashboard controller into the admin folder</text:p>
      <text:p text:style-name="P12">and then change the Class name in the dashboard controller to</text:p>
      <text:p text:style-name="Code"><text:tab/>class Admin::DashboardController</text:p>
      <text:p text:style-name="Body_20_Text">and the update the views to use the proper paths by creating as admin folder under views and moving the dashboard views folder to that new folder</text:p>
      <text:p text:style-name="Body_20_Text"/>
      <text:p text:style-name="SubTitles">Globbing</text:p>
      <text:p text:style-name="Body_20_Text">A way of catching URL errors</text:p>
      <text:p text:style-name="Body_20_Text">Create a route in the routes file - <text:s text:c="2"/></text:p>
      <text:p text:style-name="Code">get 'posts/*missing', to: 'posts#missing'</text:p>
      <text:p text:style-name="Body_20_Text">Create a missing.html.erb page in the post view folder</text:p>
      <text:p text:style-name="Body_20_Text"><text:soft-page-break/>Create a missing action in the posts controller</text:p>
      <text:p text:style-name="Body_20_Text"/>
      <text:p text:style-name="Body_20_Text">Now, the “missing” page will catch any bad URLs under a certain view – i.e. /posts/really/badroute link will end up calling the missing.html.erb page. </text:p>
      <text:p text:style-name="Body_20_Text"><text:span text:style-name="T4">Note</text:span>: This will only use the missing pages if <text:s/>you have to have 2 parts of the route after the controller name in the link or rails will think you are trying to access the show page with a bad index. Also, make sure you put the glob routing after the valid routes. If not, rails will find the glob route first and think that's the one you want it to use (Rails works down the routes page an quits looking if it finds one it thinks is the one you want it to use).</text:p>
      <text:p text:style-name="Body_20_Text"/>
      <text:p text:style-name="SubTitles">Dynamic Routing</text:p>
      <text:p text:style-name="Body_20_Text">get 'query/:else/:another_one', to: 'pages#something'</text:p>
      <text:p text:style-name="Body_20_Text">Rails will interpret the word after the colon :else as a query criteria that will be mapped to an action in a controller. You can uses the :else to pass anything you want and use it to pass that input to an action in the specified controller (pages in this instance) which will then open a view with the same name as the action.</text:p>
      <text:p text:style-name="Body_20_Text"/>
      <text:p text:style-name="Body_20_Text">The route looks for the first word in the route and the : tells rails to treat the next word as a parameter. It stores that inside the params hash that you specify in the controller which is then passed to the instance variable specified which can be passed to the view specified.</text:p>
      <text:p text:style-name="Body_20_Text"/>
      <text:p text:style-name="Body_20_Text">Route ==&gt; <text:span text:style-name="T14">get 'query/:else', to: 'pages#something'</text:span></text:p>
      <text:p text:style-name="Body_20_Text"/>
      <text:p text:style-name="Body_20_Text">Controller</text:p>
      <text:p text:style-name="P3">def something</text:p>
      <text:p text:style-name="P3"><text:s text:c="4"/>@else = params[:else] #passed from dynamic routing</text:p>
      <text:p text:style-name="P3">end</text:p>
      <text:p text:style-name="Body_20_Text"/>
      <text:p text:style-name="Body_20_Text">View – <text:span text:style-name="T14">something.html.erb</text:span></text:p>
      <text:p text:style-name="P3">&lt;h1&gt; &lt;%= @else %&gt; &lt;/h1&gt;</text:p>
      <text:p text:style-name="Body_20_Text">The instance variable can have any name you want – doesn't have to match the params</text:p>
      <text:p text:style-name="Body_20_Text">You can have as many query criteria as you'd like, you just have to create the instance variable you want to pass to the view</text:p>
      <text:p text:style-name="Body_20_Text">Second route</text:p>
      <text:p text:style-name="P3">get 'query/:else/:another_one', to: 'pages#something'</text:p>
      <text:p text:style-name="Body_20_Text">Second line in action in controller</text:p>
      <text:p text:style-name="Body_20_Text"><text:s text:c="2"/><text:span text:style-name="T14">@another_one = params[:another_one]</text:span></text:p>
      <text:p text:style-name="Body_20_Text">Second reference to the instance variable in the view</text:p>
      <text:p text:style-name="P3">&lt;h1&gt; &lt;%= @another_one %&gt; &lt;/h1&gt;</text:p>
      <text:p text:style-name="Body_20_Text">Now the link query/criteria1/criteria2will cause the view to display the words criteria1 and criteria2</text:p>
      <text:p text:style-name="Body_20_Text"/>
      <text:p text:style-name="Chapter_20_Heading">Data Relationships</text:p>
      <text:p text:style-name="Command_20_Line">rails g model Topic title:string</text:p>
      <text:p text:style-name="Body_20_Text">This will generate a model and a migration for the topics table</text:p>
      <text:p text:style-name="Command_20_Line">Rails <text:a xlink:type="simple" xlink:href="db:migrate" text:style-name="Internet_20_link" text:visited-style-name="Visited_20_Internet_20_Link">db:migrate</text:a></text:p>
      <text:p text:style-name="Body_20_Text">Now set up a link on the topics by generating a migration for the topics table</text:p>
      <text:p text:style-name="Command_20_Line">rails g migration add_topic_reference_to_blogs topic:references</text:p>
      <text:p text:style-name="Body_20_Text">This will generate a migration that will look like this</text:p>
      <text:p text:style-name="Code">def change<text:line-break/> <text:s text:c="3"/>add_reference :blogs, :topic, foreign_key: true<text:line-break/> <text:s/>end</text:p>
      <text:p text:style-name="Body_20_Text">The migration, because you used the term <text:span text:style-name="T4">references</text:span> at the end of it, knows the relationship you are trying to create in the topics table. When you run <text:a xlink:type="simple" xlink:href="db:migrate" text:style-name="Internet_20_link" text:visited-style-name="Visited_20_Internet_20_Link">db:migrate</text:a> you'll see the response</text:p>
      <text:p text:style-name="Command_20_Line">-- add_reference(:blogs, :topic, {:foreign_key=&gt;true})</text:p>
      <text:p text:style-name="Body_20_Text">indicating that the blog table was affected (due to its reference in the migration you created). <text:span text:style-name="T4">The name of a migration is significant</text:span> in that rails uses the name to know what table you are trying to work with and to create the column in the blogs table and that that item is an integer that is a foreign key to the topics table.</text:p>
      <text:p text:style-name="Body_20_Text">Then you need to let the model know about the relationship you just created (who owns what, who belongs to whom)</text:p>
      <text:p text:style-name="Body_20_Text">In this instance, we'll tell Rails that the topic has many blogs and that the blogs belong to a topic.</text:p>
      <text:p text:style-name="Body_20_Text"/>
      <text:p text:style-name="Body_20_Text"><text:soft-page-break/>To test using Rails console</text:p>
      <text:p text:style-name="Body_20_Text">Create two topic records</text:p>
      <text:p text:style-name="Command_20_Line">Topic.create!(title: "Ruby Programming")</text:p>
      <text:p text:style-name="Command_20_Line">Topic.create!(title: "Software Engineering")</text:p>
      <text:p text:style-name="Body_20_Text">Then create a new blog record - <text:s/></text:p>
      <text:p text:style-name="Command_20_Line">Blog.create!(title: "Some Ruby programming tips", body:"Much about Ruby", topic_id: Topic.first.id)</text:p>
      <text:p text:style-name="Body_20_Text"/>
      <text:p text:style-name="Body_20_Text">Rails will find the ID of the topic record you referenced and add it to the blog record you just created</text:p>
      <text:p text:style-name="Command_20_Line">=&gt; #&lt;Blog id: 19, title: "Some Ruby programming tips", body: "Much about Ruby", created_at: "2017-04-14 13:58:50", updated_at: "2017-04-14 13:58:50", slug: "some-ruby-programming-tips", status: "draft", topic_id: 1&gt;</text:p>
      <text:p text:style-name="Body_20_Text"/>
      <text:p text:style-name="P15">Now there is a relationship between this topic(1) and the blog record</text:p>
      <text:p text:style-name="P15"><text:span text:style-name="T16">t = Topic.fir</text:span><text:span text:style-name="T6">st</text:span> -find the first topic and relates it to the “t” object</text:p>
      <text:p text:style-name="P15"><text:span text:style-name="T16">t.blogs</text:span> – finds the blog(s) associated with the topic</text:p>
      <text:p text:style-name="Command_20_Line"><text:s/>#&lt;ActiveRecord::<text:span text:style-name="T1">Associations</text:span>::CollectionProxy [#&lt;Blog id: 19, title: "Some Ruby programming tips", body: "Much about Ruby", created_at: "2017-04-14 13:58:50", updated_at: "2017-04-14 13:58:50", slug: "some-ruby-programming-tips", status: "draft", topic_id: 1&gt;]&gt;</text:p>
      <text:p text:style-name="P15">You can also go in the other direction</text:p>
      <text:p text:style-name="Command_20_Line">Blog.last.topic</text:p>
      <text:p text:style-name="Command_20_Line"><text:s/>=&gt; #&lt;Topic id: 1, title: "Ruby Programming", created_at: "2017-04-14 13:53:13", updated_at: "2017-04-14 13:53:13"&gt;</text:p>
      <text:p text:style-name="Body_20_Text"/>
      <text:p text:style-name="SubTitles">Custom Scopes – “Custom database queries”</text:p>
      <text:p text:style-name="Body_20_Text">You can create a scopin the any model by defing the scope and its query</text:p>
      <text:p text:style-name="Body_20_Text">In the portfolio model</text:p>
      <text:p text:style-name="Code">def self.angular</text:p>
      <text:p text:style-name="Code"><text:s text:c="4"/>where(subtitle: 'angular')</text:p>
      <text:p text:style-name="Code"><text:s/>end</text:p>
      <text:p text:style-name="Body_20_Text">Now in the portfolio controller</text:p>
      <text:p text:style-name="Code"><text:s text:c="2"/>def index</text:p>
      <text:p text:style-name="Code"><text:s text:c="4"/>@portfolio_items = Portfolio.angular</text:p>
      <text:p text:style-name="Code"><text:s text:c="2"/>end</text:p>
      <text:p text:style-name="Body_20_Text">will cause the index view to only show items with the “Angular” subtitle</text:p>
      <text:p text:style-name="Body_20_Text"/>
      <text:p text:style-name="Body_20_Text">You can also build a custom scope by refering the scope keyword</text:p>
      <text:p text:style-name="Code">scope :ruby_on_rails_portfolio_items, -&gt; { where(subtitle: 'Ruby on Rails') } </text:p>
      <text:p text:style-name="Body_20_Text">and referencing the scope in the controller</text:p>
      <text:p text:style-name="Code">def index</text:p>
      <text:p text:style-name="Code"><text:s text:c="4"/>@portfolio_items = Portfolio. ruby_on_rails_portfolio_items</text:p>
      <text:p text:style-name="Code"><text:s text:c="2"/>end</text:p>
      <text:p text:style-name="Body_20_Text">To make use of the various scopes, you can create custom actions in the controller and a view for each of the actions that will limit the output to those items only – Angular action ==&gt; angular.html.erb. Add the angular-items to the routes and you can reference these item by the URL angular-items</text:p>
      <text:p text:style-name="Body_20_Text"/>
      <text:p text:style-name="SubTitles">Setting default values </text:p>
      <text:p text:style-name="SubTitles"/>
      <text:p text:style-name="Body_20_Text">Defaults are set in the models for the objects using the after_initialize method which has a “callback” function attached to it</text:p>
      <text:p text:style-name="Body_20_Text"/>
      <text:p text:style-name="Body_20_Text">IN the Portfolio model add the following:</text:p>
      <text:p text:style-name="Body_20_Text"/>
      <text:p text:style-name="Code"><text:s text:c="2"/>after_initialize :set_defaults</text:p>
      <text:p text:style-name="Code"><text:s text:c="2"/></text:p>
      <text:p text:style-name="Code"><text:s text:c="4"/>def set_defaults</text:p>
      <text:p text:style-name="Code"><text:s text:c="6"/>self.main_image ||= "http://placehold.it/600x400"</text:p>
      <text:p text:style-name="Code"><text:s text:c="6"/>self.thumb_image ||= "http://placehold.it/350x200"</text:p>
      <text:p text:style-name="Code"><text:s text:c="2"/>end</text:p>
      <text:p text:style-name="Body_20_Text">This will put the placeholders in automatically when a new instance of the portfolio is created in the controller new action. The || portion of the default as to set the images only if they are nil. This way the initialize process won't overwrite the values in already existing records.</text:p>
      <text:p text:style-name="Body_20_Text"><text:soft-page-break/></text:p>
      <text:p text:style-name="Body_20_Text"><text:tab/></text:p>
      <text:p text:style-name="Chapter_20_Heading">Integrating Concerns</text:p>
      <text:p text:style-name="Body_20_Text"/>
      <text:p text:style-name="Body_20_Text">A concern is an item that doesn't specifically apply to a model file of an item that could be shared across models. In may ways it is a global variable to which a value can be assigned. A concern should always be data related, that's why they are in the models folder.</text:p>
      <text:p text:style-name="Body_20_Text"/>
      <text:p text:style-name="Body_20_Text">Example of the valid use of a concern – creating a module called Placeholder to help create such and item in any model that requires it – we'll use the skills model as a first example example and then replace the code above in the portfolio model to utilize the Placeholder module</text:p>
      <text:p text:style-name="Body_20_Text"/>
      <text:p text:style-name="Body_20_Text">In the module/concerns folder create a file called placeholder.rb and enter the following code:</text:p>
      <text:p text:style-name="Body_20_Text"/>
      <text:p text:style-name="Code">module Placeholder</text:p>
      <text:p text:style-name="Code"><text:s text:c="2"/>extend ActiveSupport::Concern</text:p>
      <text:p text:style-name="Code"/>
      <text:p text:style-name="Code"><text:s text:c="2"/>def self.image_generator(height:, width:)</text:p>
      <text:p text:style-name="Code"><text:s text:c="4"/>"http://placehold.it/#{height}x#{width}"</text:p>
      <text:p text:style-name="Code"><text:s text:c="2"/>end <text:s/></text:p>
      <text:p text:style-name="Code">end</text:p>
      <text:p text:style-name="Body_20_Text"/>
      <text:p text:style-name="Body_20_Text">Each Concern you want to use has to be included in the model for which you wish it to have access</text:p>
      <text:p text:style-name="Body_20_Text"/>
      <text:p text:style-name="Body_20_Text">In skills.rb add the line</text:p>
      <text:p text:style-name="Body_20_Text"/>
      <text:p text:style-name="Code">include Placeholder</text:p>
      <text:p text:style-name="Body_20_Text">Now you can use the placeholder module to generate images in the model</text:p>
      <text:p text:style-name="Code">def set_defaults</text:p>
      <text:p text:style-name="Code"><text:s text:c="4"/>self.badge ||= Placeholder.image_generator(height: '250', width: '250')</text:p>
      <text:p text:style-name="Code"><text:s text:c="2"/>end</text:p>
      <text:p text:style-name="Body_20_Text">In portfolio.rb replace the lines above with (after adding the line include Placeholder at the top of the file)</text:p>
      <text:p text:style-name="Code">def set_defaults</text:p>
      <text:p text:style-name="Code"><text:s text:c="4"/>self.main_image ||= Placeholder.image_generator(height: '600', width: '400')</text:p>
      <text:p text:style-name="Code"><text:s text:c="4"/>self.thumb_image ||= Placeholder.image_generator(height: '350', width: '200')</text:p>
      <text:p text:style-name="Code"><text:s text:c="2"/>end</text:p>
      <text:p text:style-name="Body_20_Text">Now both of these models use the Placeholder module</text:p>
      <text:p text:style-name="Body_20_Text"/>
      <text:p text:style-name="Chapter_20_Heading">Complex Forms – Configuring Nested Attributes</text:p>
      <text:p text:style-name="Body_20_Text">in portfolio model add</text:p>
      <text:p text:style-name="Code">accepts_nested_attributes_for :technologies,</text:p>
      <text:p text:style-name="Code"><text:s text:c="32"/>reject_if: lambda { |attrs| attrs['name'].blank? }</text:p>
      <text:p text:style-name="Body_20_Text"/>
      <text:p text:style-name="Body_20_Text">In rails console</text:p>
      <text:p text:style-name="Command_20_Line">&lt;Portfolio.create!(title: “Web App”, subtitle: “Web App sub”, body: “Web App Test”, technologies_attributes: [{name: 'Ruby'}, {name: 'Rails'}, {name: 'Angular'}, {name: 'Ionic'}])</text:p>
      <text:p text:style-name="Code"><text:s text:c="3"/><text:span text:style-name="T11">(0.5ms) <text:s/>BEGIN</text:span></text:p>
      <text:p text:style-name="P23"><text:s text:c="2"/>SQL (0.5ms) <text:s/>INSERT INTO `portfolios` (`title`, `subtitle`, `body`, `main_image`, `thumb_image`, `created_at`, `updated_at`) VALUES ('Web app', 'Web App sub', 'Wed App Text', 'http://placehold.it/600x400', 'http://placehold.it/350x200', '2017-04-15 13:24:35', '2017-04-15 13:24:35')</text:p>
      <text:p text:style-name="P23"><text:s text:c="2"/>SQL (0.5ms) <text:s/>INSERT INTO `technologies` (`name`, `portfolio_id`, `created_at`, `updated_at`) VALUES ('Ruby', 20, '2017-04-15 13:24:35', '2017-04-15 13:24:35')</text:p>
      <text:p text:style-name="P23"><text:s text:c="2"/>SQL (0.0ms) <text:s/>INSERT INTO `technologies` (`name`, `portfolio_id`, `created_at`, `updated_at`) VALUES ('Rails', 20, '2017-04-15 13:24:35', '2017-04-15 13:24:35')</text:p>
      <text:p text:style-name="P23"><text:s text:c="2"/>SQL (0.0ms) <text:s/>INSERT INTO `technologies` (`name`, `portfolio_id`, `created_at`, `updated_at`) VALUES ('Angular', 20, '2017-04-15 13:24:35', '2017-04-15 13:24:35')</text:p>
      <text:p text:style-name="P23"><text:s text:c="2"/>SQL (0.0ms) <text:s/>INSERT INTO `technologies` (`name`, `portfolio_id`, `created_at`, `updated_at`) VALUES ('Ionic', 20, '2017-04-15 13:24:35', '2017-04-15 13:24:35')</text:p>
      <text:p text:style-name="P23"><text:s text:c="3"/>(1.1ms) <text:s/>COMMIT</text:p>
      <text:p text:style-name="P23">=&gt; #&lt;Portfolio id: 20, title: "Web app", subtitle: "Web App sub", body: "Wed App Text", main_image: "http://placehold.it/600x400", thumb_image: "http://placehold.it/350x200", created_at: "2017-04-15 13:24:35", updated_at: "2017-04-15 13:24:35"&gt;</text:p>
      <text:p text:style-name="Body_20_Text">Note that rails created a new portfolio item and 4 new technology items linked to the new portfolio item. <text:soft-page-break/>Therefore, the accepts_nested_attributes_for specification has linked the two tables together. You can see tis by entering in the console</text:p>
      <text:p text:style-name="Command_20_Line"><text:s/>Portfolio.last.technologies</text:p>
      <text:p text:style-name="P13"><text:s text:c="2"/>Portfolio Load (0.0ms) <text:s/>SELECT <text:s/>`portfolios`.* FROM `portfolios` ORDER BY `portfolios`.`id` DESC LIMIT 1</text:p>
      <text:p text:style-name="P14"><text:s text:c="2"/>Technology Load (0.0ms) <text:s/>SELECT `technologies`.* FROM `technologies` WHERE `technologies`.`portfolio_id` = 20</text:p>
      <text:p text:style-name="P14">=&gt; #&lt;ActiveRecord::Associations::CollectionProxy [#&lt;Technology id: 7, name: "Ruby", portfolio_id: 20, created_at: "2017-04-15 13:24:35", updated_at: "2017-04-15 13:24:35"&gt;, #&lt;Technology id: 8, name: "Rails", portfolio_id: 20, created_at: "2017-04-15 13:24:35", updated_at: "2017-04-15 13:24:35"&gt;, #&lt;Technology id: 9, name: "Angular", portfolio_id: 20, created_at: "2017-04-15 13:24:35", updated_at: "2017-04-15 13:24:35"&gt;, #&lt;Technology id: 10, name: "Ionic", portfolio_id: 20, created_at: "2017-04-15 13:24:35", updated_at: "2017-04-15 13:24:35"&gt;]&gt;</text:p>
      <text:p text:style-name="Body_20_Text">Now the technologies associated with this portfolio item are displayed.</text:p>
      <text:p text:style-name="Body_20_Text"/>
      <text:p text:style-name="Body_20_Text">Now we can use this link to create a form that will allow the entry on a web page.</text:p>
      <text:p text:style-name="Body_20_Text">In the portfolio controller – new action – add the line</text:p>
      <text:p text:style-name="Code">3.times { @portfolio_item.technologies.build } </text:p>
      <text:p text:style-name="Body_20_Text">This is a hard-coded direction that will be replaced by a javascript line later to make it flexible. It will create 3 data instances for the portfolio technologies item and make them available to the form we will build.</text:p>
      <text:p text:style-name="Body_20_Text">In order to whitelist the technologies item, add it after :body, in the strong parameters with the array [name]</text:p>
      <text:p text:style-name="Code">, technologies_attributes: [:name] </text:p>
      <text:p text:style-name="Body_20_Text"/>
      <text:p text:style-name="Body_20_Text">In the views for the portfolio, change the new.html.erb form by adding a UL after the body section:</text:p>
      <text:p text:style-name="Code"><text:s text:c="2"/>&lt;ul&gt;</text:p>
      <text:p text:style-name="Code"><text:s text:c="4"/>&lt;%= f.fields_for :technologies do |technology_form| %&gt;</text:p>
      <text:p text:style-name="Code"><text:s text:c="6"/>&lt;li&gt;</text:p>
      <text:p text:style-name="Code"><text:s text:c="8"/>&lt;%= technology_form.label :name %&gt;</text:p>
      <text:p text:style-name="Code"><text:s text:c="8"/>&lt;%= technology_form.text_field :name %&gt;</text:p>
      <text:p text:style-name="Code"><text:s text:c="6"/>&lt;/li&gt;</text:p>
      <text:p text:style-name="Code"><text:s text:c="4"/>&lt;% end %&gt;</text:p>
      <text:p text:style-name="Code"><text:s text:c="2"/>&lt;/ul&gt;</text:p>
      <text:p text:style-name="Body_20_Text">This will create a nested form(subform) inside the new form using the fields for technologies in the portfolio item to be created.</text:p>
      <text:p text:style-name="Body_20_Text"/>
      <text:p text:style-name="Body_20_Text">Adding the lines below to show.html.erb will list the technologies associated with a particular portfolio</text:p>
      <text:p text:style-name="Code">&lt;% @portfolio_item.technologies.each do |t| %&gt;</text:p>
      <text:p text:style-name="Code">&lt;p&gt;&lt;%= t.name %&gt;&lt;/p&gt;</text:p>
      <text:p text:style-name="Code">&lt;% end %&gt;</text:p>
      <text:p text:style-name="Body_20_Text"/>
      <text:p text:style-name="Chapter_20_Heading">Notes about Associations</text:p>
      <text:p text:style-name="Body_20_Text"/>
      <text:p text:style-name="Body_20_Text"><text:span text:style-name="T4">Has many through</text:span> – this is a way of creating links between tables that in their models do not have links created</text:p>
      <text:p text:style-name="Body_20_Text">Example</text:p>
      <text:p text:style-name="Body_20_Text"/>
      <text:p text:style-name="Body_20_Text">Books table structure</text:p>
      <text:p text:style-name="Code"><text:tab/>Name</text:p>
      <text:p text:style-name="Code"><text:tab/>Author_ID</text:p>
      <text:p text:style-name="Code"><text:tab/>Genre_ID</text:p>
      <text:p text:style-name="Body_20_Text">Author table structure</text:p>
      <text:p text:style-name="Code"><text:tab/>Name</text:p>
      <text:p text:style-name="Code"><text:tab/>Country</text:p>
      <text:p text:style-name="Body_20_Text">Genre table structure</text:p>
      <text:p text:style-name="Code"><text:tab/>Name</text:p>
      <text:p text:style-name="Body_20_Text"/>
      <text:p text:style-name="Body_20_Text">Book model</text:p>
      <table:table table:name="Table1" table:style-name="Table1">
        <table:table-column table:style-name="Table1.A"/>
        <table:table-row>
          <table:table-cell table:style-name="Table1.A1" office:value-type="string">
            <text:p text:style-name="Code"><text:bookmark text:name="LC2"/>belongs_to :author</text:p>
          </table:table-cell>
        </table:table-row>
      </table:table>
      <text:p text:style-name="Code">belongs_to :genre </text:p>
      <text:p text:style-name="Body_20_Text"/>
      <text:p text:style-name="Body_20_Text">Because of the relationship established in the book model, we can link the author and genre even though there is no defined index to the books in the author table</text:p>
      <text:p text:style-name="Body_20_Text">Author model</text:p>
      <table:table table:name="Table2" table:style-name="Table2">
        <table:table-column table:style-name="Table2.A"/>
        <table:table-row>
          <table:table-cell table:style-name="Table2.A1" office:value-type="string">
            <text:p text:style-name="Code"><text:bookmark text:name="LC21"/><text:bookmark text:name="LC22"/>has_many :books</text:p>
          </table:table-cell>
        </table:table-row>
      </table:table>
      <text:p text:style-name="Code">has_many :genres, through: :books </text:p>
      <text:p text:style-name="Body_20_Text"/>
      <text:p text:style-name="Body_20_Text">And we can link the genre with authors through the book model also</text:p>
      <text:p text:style-name="Body_20_Text">Genre model</text:p>
      <table:table table:name="Table3" table:style-name="Table3">
        <table:table-column table:style-name="Table3.A"/>
        <text:soft-page-break/>
        <table:table-row>
          <table:table-cell table:style-name="Table3.A1" office:value-type="string">
            <text:p text:style-name="Code"><text:bookmark text:name="LC23"/><text:bookmark text:name="LC24"/>has_many :books</text:p>
          </table:table-cell>
        </table:table-row>
      </table:table>
      <text:p text:style-name="Code">has_many :authors, through: :books </text:p>
      <text:p text:style-name="Body_20_Text"/>
      <text:p text:style-name="Body_20_Text">The books model is the link between authors and genres – again, even though the author doesn't have a genre id and he genre doesn't have an author id defined in their tables because the books table has both of those id's in its table structure</text:p>
      <text:p text:style-name="Body_20_Text"/>
      <text:p text:style-name="SubTitles">Pluck</text:p>
      <text:p text:style-name="Body_20_Text">A rails command that will look through record for the object you are looking for in a particular data model</text:p>
      <text:p text:style-name="Code">Genre.plucK(:name) </text:p>
      <text:p text:style-name="Body_20_Text">Lists all the names of the Genre data object</text:p>
      <text:p text:style-name="Body_20_Text"/>
      <text:p text:style-name="SubTitles">Includes</text:p>
      <text:p text:style-name="Body_20_Text">IN the Books controller you may access the books table by using the command</text:p>
      <text:p text:style-name="Code">@books = Book.all</text:p>
      <text:p text:style-name="Body_20_Text">and each time you use the @books in a form the database will be queried</text:p>
      <text:p text:style-name="Body_20_Text"/>
      <text:p text:style-name="Body_20_Text">Using thincludes command in a data instance </text:p>
      <text:p text:style-name="Code">@books = book.includes (:author, :genre </text:p>
      <text:p text:style-name="Body_20_Text">will cause rails to make only one database query in the books table for these items. If you use </text:p>
      <text:p text:style-name="Body_20_Text">This will speed up the data throughput for tables with large amounts of data</text:p>
      <text:p text:style-name="Body_20_Text"/>
      <text:p text:style-name="Chapter_20_Heading">Authentication</text:p>
      <text:p text:style-name="Section_20_Heading">Installing Devise</text:p>
      <text:p text:style-name="Body_20_Text">Go to rubyrems.org and look for devise, copy the gem command, insert it into the gemfile and run bundle install</text:p>
      <text:p text:style-name="Body_20_Text">This will install the devise gem and all its dependencies (bcrypt, warden, orm_adapter, railties, responders). </text:p>
      <text:p text:style-name="Body_20_Text">Warden helps with storing session data among other things.</text:p>
      <text:p text:style-name="Body_20_Text">Follow the instructions for installing on the Homepae:Getting started section</text:p>
      <text:p text:style-name="Body_20_Text"/>
      <text:p text:style-name="Command_20_Line">$ rails generate devise:install</text:p>
      <text:p text:style-name="Body_20_Text"/>
      <text:p text:style-name="Body_20_Text">From the Devise:Homepage:Getting Started section:</text:p>
      <text:p text:style-name="Body_20_Text"><text:span text:style-name="T15">At this point, a number of instructions will appear in the console. Among these instructions, you'll need to set up the default URL options for the Devise mailer in each environment. Here is a possible configuration for </text:span><text:span text:style-name="Source_20_Text"><text:span text:style-name="T15">config/environments/development.rb</text:span></text:span><text:span text:style-name="T15">:</text:span></text:p>
      <text:p text:style-name="P4">config.action_mailer.default_url_options = { host: 'localhost', port: 3000 }</text:p>
      <text:p text:style-name="Body_20_Text"><text:span text:style-name="T15">The generator will install an initializer which describes ALL of Devise's configuration options. It is </text:span><text:span text:style-name="Emphasis"><text:span text:style-name="T15">imperative</text:span></text:span><text:span text:style-name="T15"> that you take a look at it. When you are done, you are ready to add Devise to any of your models using the generator.</text:span></text:p>
      <text:p text:style-name="Body_20_Text"><text:span text:style-name="T15">In the following command you will replace </text:span><text:span text:style-name="Source_20_Text"><text:span text:style-name="T15">MODEL</text:span></text:span><text:span text:style-name="T15"> with the class name used for the application’s users (it’s frequently </text:span><text:span text:style-name="Source_20_Text"><text:span text:style-name="T15">User</text:span></text:span><text:span text:style-name="T15"> but could also be </text:span><text:span text:style-name="Source_20_Text"><text:span text:style-name="T15">Admin</text:span></text:span><text:span text:style-name="T15">). This will create a model (if one does not exist) and configure it with the default Devise modules. The generator also configures your </text:span><text:span text:style-name="Source_20_Text"><text:span text:style-name="T15">config/routes.rb</text:span></text:span><text:span text:style-name="T15"> file to point to the Devise controller.</text:span></text:p>
      <text:p text:style-name="P4">$ rails generate devise MODEL (</text:p>
      <text:p text:style-name="P4">Next, check the MODEL for any additional configuration options you might want to add, such as confirmable or lockable. If you add an option, be sure to inspect the migration file (created by the generator if your ORM supports them) and uncomment the appropriate section. For example, if you add the confirmable option in the model, you'll need to uncomment the Confirmable section in the migration.</text:p>
      <text:p text:style-name="Body_20_Text"><text:span text:style-name="T15">Then run </text:span><text:span text:style-name="Source_20_Text"><text:span text:style-name="T15">rake db:migrate</text:span></text:span></text:p>
      <text:p text:style-name="P4">You should restart your application after changing Devise's configuration options. Otherwise, you will run into strange errors, for example, users being unable to login and route helpers being undefined.</text:p>
      <text:p text:style-name="Body_20_Text">In the install process devise creates a file config/initializers/devise.rb. Devise include validation items for email address entry in a regex, the email sender config, password length(6 – 128), a time span allowed if you require to reset password, sign out options and many other commented out options.</text:p>
      <text:p text:style-name="Body_20_Text">Keep most of these the same, changing <text:s/>only the email sender config to a valid email you want.</text:p>
      <text:p text:style-name="Body_20_Text"/>
      <text:p text:style-name="Body_20_Text">Now, following the screen instructions we change the config/environments/development.rb file to have the line</text:p>
      <text:p text:style-name="Code">config.action_mailer.default_url_options = { host: 'localhost', port: 3000 }</text:p>
      <text:p text:style-name="Body_20_Text">The instruction remind you to change this when you go into production – it's for the email process</text:p>
      <text:p text:style-name="Body_20_Text"/>
      <text:p text:style-name="Body_20_Text">Make sure you have a home page</text:p>
      <text:p text:style-name="Body_20_Text"/>
      <text:p text:style-name="Body_20_Text">Ensure you have flash messages in app/views/layouts/application.html.erb.</text:p>
      <text:p text:style-name="Body_20_Text"><text:soft-page-break/><text:s text:c="5"/></text:p>
      <text:p text:style-name="Code"><text:s text:c="7"/>&lt;p class="notice"&gt;&lt;%= notice %&gt;&lt;/p&gt;</text:p>
      <text:p text:style-name="Code"><text:s text:c="7"/>&lt;p class="alert"&gt;&lt;%= alert %&gt;&lt;/p&gt;</text:p>
      <text:p text:style-name="Body_20_Text"/>
      <text:p text:style-name="Body_20_Text">Run the command specified to generate the devise views</text:p>
      <text:p text:style-name="Command_20_Line">rails g devise:views</text:p>
      <text:p text:style-name="Body_20_Text">This will create a number of views in the view/devise folder. The two we'll deal with are registrations(signing up for the app) and session (signing in to the application)</text:p>
      <text:p text:style-name="Body_20_Text"/>
      <text:p text:style-name="Body_20_Text">Next we'll generate the model to be used by devise to work with the users</text:p>
      <text:p text:style-name="Code">$ rails generate devise User</text:p>
      <text:p text:style-name="Body_20_Text">This will create a migration file, a model and routes for the user object</text:p>
      <text:p text:style-name="Body_20_Text">The model has a number of devise properties listed with some other options commented out.</text:p>
      <text:p text:style-name="Body_20_Text">The migration sets up the users table. We'll add the following to it:</text:p>
      <text:p text:style-name="Code">t.string :name</text:p>
      <text:p text:style-name="Body_20_Text"/>
      <text:p text:style-name="Body_20_Text">Run <text:span text:style-name="T14">rails db:migrate</text:span></text:p>
      <text:p text:style-name="Body_20_Text">Start the rails server and enter localhost:3000/users/sign_up</text:p>
      <text:p text:style-name="Body_20_Text">This will give you a sign up page</text:p>
      <text:p text:style-name="Body_20_Text">Once signed up, you'll be sent to the home page you specified in the routes fill</text:p>
      <text:p text:style-name="Body_20_Text"/>
      <text:p text:style-name="SubTitles">Customizing the sign up URL</text:p>
      <text:p text:style-name="Body_20_Text">Routes - </text:p>
      <text:p text:style-name="Code">devise_for :users, path: '', path_names: { sign_in: 'login', sign_out: 'logout', sign_up: 'register' }</text:p>
      <text:p text:style-name="Body_20_Text"/>
      <text:p text:style-name="Chapter_20_Heading">How to Add Custom Attributes to a Devise Based Authentication System </text:p>
      <text:p text:style-name="Body_20_Text">If you add a field to the login/registration/edit forms you created under Devise, the new filed will not be permitted and has to be whitelisted.</text:p>
      <text:p text:style-name="Body_20_Text">To do this, add these lines to the ApplicationController (you can't directly access the Devise Controller)</text:p>
      <text:p text:style-name="Body_20_Text"/>
      <text:p text:style-name="Code">before_filter :configure_permitted_parameters, if: :devise_controller?<text:line-break/><text:line-break/> <text:s/>def configure_permitted_parameters<text:line-break/> <text:s text:c="3"/><text:tab/>devise_parameter_sanitizer.permit(:sign_up, keys: [:name])</text:p>
      <text:p text:style-name="Code"><text:tab/>devise_parameter_sanitizer.permit(:account_update, keys: [:name])<text:line-break/> <text:s/>end</text:p>
      <text:p text:style-name="Body_20_Text"/>
      <text:p text:style-name="Body_20_Text">This will allow the entry of names in the register and edit linked pages</text:p>
      <text:p text:style-name="Body_20_Text"/>
      <text:p text:style-name="Section_20_Heading">Using Controller Concerns for Devise</text:p>
      <text:p text:style-name="Body_20_Text">While the above section programming works, it is not considered best practices to have the Application Controller perform such an activity. It breaks the “single responsibility rule” so the whitelisting should be removed from here and put it in its own special module. That is what controller concerns are for. Remove the lines from the application controller and then create a new file under controllers/concerns and call it devise_whitelist.rb and insert these lines:</text:p>
      <text:p text:style-name="Body_20_Text"/>
      <text:p text:style-name="Code">module DeviseWhitelist</text:p>
      <text:p text:style-name="Code"/>
      <text:p text:style-name="Code">extend ActiveSupport::Concern</text:p>
      <text:p text:style-name="Code"/>
      <text:p text:style-name="Code"><text:s text:c="2"/>included do</text:p>
      <text:p text:style-name="Code"><text:s text:c="4"/>before_action :configure_permitted_parameters, if: :devise_controller?</text:p>
      <text:p text:style-name="Code"><text:s text:c="2"/>end</text:p>
      <text:p text:style-name="Code"/>
      <text:p text:style-name="Code"><text:s text:c="2"/>def configure_permitted_parameters</text:p>
      <text:p text:style-name="Code"><text:s text:c="4"/>devise_parameter_sanitizer.permit(:sign_up, keys: [:name])</text:p>
      <text:p text:style-name="Code"><text:s text:c="4"/>devise_parameter_sanitizer.permit(:account_update, keys: [:name])</text:p>
      <text:p text:style-name="Code"><text:s text:c="2"/>end</text:p>
      <text:p text:style-name="Code">end</text:p>
      <text:p text:style-name="Body_20_Text"><text:soft-page-break/>Go back to the Application Controller and add the line </text:p>
      <text:p text:style-name="Code">include DeviseWhitelist</text:p>
      <text:p text:style-name="Body_20_Text"/>
      <text:p text:style-name="Body_20_Text">Now the app will work the same way it did in the previous section</text:p>
      <text:p text:style-name="Body_20_Text"/>
      <text:p text:style-name="Chapter_20_Heading">Integrate Virtual Attributes to Extract First and Last Name Data from a User </text:p>
      <text:p text:style-name="Body_20_Text">A virtual attribute is an attribute that we call on some model that is not actually a column name.</text:p>
      <text:p text:style-name="Body_20_Text"/>
      <text:p text:style-name="Body_20_Text">We'll add a first name and a last name attribute to the user model using string manipulation</text:p>
      <text:p text:style-name="Body_20_Text"/>
      <text:p text:style-name="Code"><text:s text:c="2"/>validates_presence_of :name<text:line-break/><text:line-break/> <text:s/>def first_name<text:line-break/> <text:s text:c="3"/>self.name.split.first <text:span text:style-name="T11">##split will split the string at the first space or the supplied split point split(", ")</text:span><text:line-break/> <text:s/>end<text:line-break/><text:line-break/> <text:s/>def last_name<text:line-break/> <text:s text:c="3"/>self.name.split.last<text:line-break/> <text:s/>end </text:p>
      <text:p text:style-name="Code"/>
      <text:p text:style-name="P15">In the home page, make the first line</text:p>
      <text:p text:style-name="Code">&lt;h1&gt;Hi, &lt;%= current_user.first_name if current_user%&gt;&lt;/h1&gt;</text:p>
      <text:p text:style-name="P15">The <text:span text:style-name="T4">current_user</text:span> is a devise method – doesn't need to be set </text:p>
      <text:p text:style-name="P15">Now, logging in will present the user with a customized greeting</text:p>
      <text:p text:style-name="P15"/>
      <text:p text:style-name="Chapter_20_Heading">Pry and Bcrypt</text:p>
      <text:p text:style-name="P15">gem install pry</text:p>
      <text:p text:style-name="P15">gem install bcrypt – if not already installed</text:p>
      <text:p text:style-name="Code">[1] pry(main)&gt; require 'bcrypt'</text:p>
      <text:p text:style-name="Code">=&gt; true</text:p>
      <text:p text:style-name="P15"/>
      <text:p text:style-name="P6">You can use Bcrypt to encrypt anything using its password module</text:p>
      <text:p text:style-name="Code">[3] pry(main)&gt; ssn = BCrypt::Password.create("214589631")</text:p>
      <text:p text:style-name="Code">=&gt; "$2a$10$4GlUSh2olRAsuX6hK0Z.eeZF66nYvqk/sMWGZkWb8LS9iWBz8XIy6"</text:p>
      <text:p text:style-name="P6">Of course, it can interpret the has to verify inputs match it</text:p>
      <text:p text:style-name="Code">[4] pry(main)&gt; ssn == "214589631"</text:p>
      <text:p text:style-name="Code">=&gt; true</text:p>
      <text:p text:style-name="P6">You can also changed the “cost” of the encryption – default 10 – by setting it in the command (lower = faster). The encryption is less secure, however.</text:p>
      <text:p text:style-name="Code">[6] pry(main)&gt; phone = BCrypt::Password.create('412-632-1234', cost:4)</text:p>
      <text:p text:style-name="Code">=&gt; "$2a$04$jhR0CPbNVOxB.0aOr94ayeOnJETaJWTGrlx6Hhp9zxcX9lCd64Yfm"</text:p>
      <text:p text:style-name="P6">You can also create a salting algorithm if required</text:p>
      <text:p text:style-name="Code">[7] pry(main)&gt; salt = BCrypt::Engine.generate_salt</text:p>
      <text:p text:style-name="Code">=&gt; "$2a$10$Pwbm17gfVvvcIrkV7.2XL."</text:p>
      <text:p text:style-name="P6"/>
      <text:p text:style-name="Chapter_20_Heading">Controllers</text:p>
      <text:p text:style-name="P6">params – passed the parameters from the controller to the view</text:p>
      <text:p text:style-name="P6"/>
      <text:p text:style-name="P6">Sessions – stores data for use between views</text:p>
      <text:p text:style-name="P6"><text:s/>in ApplicationController add the lines:</text:p>
      <text:p text:style-name="Code"><text:s text:c="2"/>before_action :set_source</text:p>
      <text:p text:style-name="Code"/>
      <text:p text:style-name="Code"><text:s text:c="2"/>def set_source</text:p>
      <text:p text:style-name="Code"><text:s text:c="4"/>session[:source] = params[:q] if params[:q]</text:p>
      <text:p text:style-name="Code"><text:s text:c="2"/>end</text:p>
      <text:p text:style-name="P6">Now, in any page, we can store the session if we address the q parameter - <text:s/>portfolio/4?=twitter – will save a session [:source] data as “twitter” and this can be accessed anytime we want to use it.</text:p>
      <text:p text:style-name="P6">In application.html.erb, add the line</text:p>
      <text:p text:style-name="Code"><text:soft-page-break/>&lt;% if session[:source] %&gt;</text:p>
      <text:p text:style-name="Code"><text:tab/>Thanks for visiting us on &lt;%= session[:source] %&gt; </text:p>
      <text:p text:style-name="P17">&lt;% end %&gt;</text:p>
      <text:p text:style-name="P6">and you can see the q parameter you entered and it will be visible on every page until you clear the session variable</text:p>
      <text:p text:style-name="P6"/>
      <text:p text:style-name="SubTitles">Notes about ApplicationController</text:p>
      <text:p text:style-name="P6">The ApplicationController is the parent controller of all others in the project. All others inherit from the Application Controller and anything in there will be access by any controller.</text:p>
      <text:p text:style-name="P6">To move the above action from the application controller, create a new controller concern and move the set source code to it.</text:p>
      <text:p text:style-name="P6"/>
      <text:p text:style-name="SubTitles">Strong Parameters</text:p>
      <text:p text:style-name="Body_20_Text"># Never trust parameters from the scary internet, only allow the white list through.</text:p>
      <text:p text:style-name="Code"><text:s text:c="4"/>def blog_params</text:p>
      <text:p text:style-name="Code"><text:s text:c="6"/>params.require(:blog).permit(:title, :body)</text:p>
      <text:p text:style-name="Code"><text:s text:c="4"/>end</text:p>
      <text:p text:style-name="P6">Permit – white list <text:s/>- this is what the controller will allow to pass through</text:p>
      <text:p text:style-name="P6"/>
      <text:p text:style-name="P6">White list can be overridden in the application.rb folder</text:p>
      <text:p text:style-name="Code">config.action_controller.permit_all_parameters = true</text:p>
      <text:p text:style-name="P6">This would be rare – should not be done unless absolutely necessary</text:p>
      <text:p text:style-name="P6"/>
      <text:p text:style-name="SubTitles">Null Object Patterns – dealing with guest users</text:p>
      <text:p text:style-name="P6">If you reference current_user and no one is logged in, we'll get an error in any view that references current_user. </text:p>
      <text:p text:style-name="P6">A null object pattern will allow us to build a method to handle this on the controller side so that we can allow the nil to pass through and not affect the views adversely.</text:p>
      <text:p text:style-name="P6"/>
      <text:p text:style-name="P6">The line below is an example of what is called “defensive coding”</text:p>
      <text:p text:style-name="Code">&lt;h1&gt;Hi, &lt;%= current_user.first_name if current_user%&gt;&lt;/h1&gt;</text:p>
      <text:p text:style-name="P6">in that it tries to “protect” the page from a non-logged-in user</text:p>
      <text:p text:style-name="P6"/>
      <text:p text:style-name="P6">Create a concern called current_user_concern.rb</text:p>
      <text:p text:style-name="P6">Add the following </text:p>
      <text:p text:style-name="P6"/>
      <text:p text:style-name="Code">module CurrentUserConcern</text:p>
      <text:p text:style-name="Code"><text:s text:c="2"/>extend ActiveSupport::Concern</text:p>
      <text:p text:style-name="Code"/>
      <text:p text:style-name="Code"><text:s text:c="2"/>def current_user</text:p>
      <text:p text:style-name="Code"><text:s text:c="4"/>super || guest_user</text:p>
      <text:p text:style-name="Code"><text:s text:c="2"/>end</text:p>
      <text:p text:style-name="Code"/>
      <text:p text:style-name="Body_20_Text">When you invoke <text:span text:style-name="Emphasis">super</text:span> with no arguments <text:span text:style-name="Emphasis">Ruby</text:span> sends a message to the parent of the current object (current_user), asking it to invoke a method of the same name as the method invoking <text:span text:style-name="Emphasis">super</text:span>. The || operator checks to see if the user is logged in (is super true i.e. is current_user true) and if not, changes the current_user to guest_user which is defined in the module. The OpenStruct call basically is a command to create an object that the app can use without touching the database, mimicking a user record. Now we won't get any nils when we access current_user.</text:p>
      <text:p text:style-name="Body_20_Text"/>
      <text:p text:style-name="Code"><text:s text:c="2"/>def guest_user</text:p>
      <text:p text:style-name="Code"><text:s text:c="4"/>OpenStruct.new(name: "Guest User",</text:p>
      <text:p text:style-name="Code"><text:s text:c="18"/>first_name: "Guest",</text:p>
      <text:p text:style-name="Code"><text:s text:c="18"/>last_name: "User",</text:p>
      <text:p text:style-name="Code"><text:s text:c="18"/>email: "guest@example.com"</text:p>
      <text:p text:style-name="Code"><text:s text:c="18"/>)</text:p>
      <text:p text:style-name="Code"><text:s text:c="2"/>end</text:p>
      <text:p text:style-name="Code">end</text:p>
      <text:p text:style-name="P7"/>
      <text:p text:style-name="P6">Add this concern to the application controller</text:p>
      <text:p text:style-name="Code">include CurrentUserConcern</text:p>
      <text:p text:style-name="P6">Now you can take out the “defensive coding” in any area that looks for current_user.</text:p>
      <text:p text:style-name="P6"/>
      <text:p text:style-name="P6">To make sure that the app <text:s/>knows if the user is a current_user (Class = User) or a guest (Class – OpenStruct) <text:soft-page-break/>you have to put a test parameter <text:span text:style-name="T4">.is_a?</text:span> in any area that addresses the current_user </text:p>
      <text:p text:style-name="P6">An example of this is in the Application.html.erb view where you display the logout or resister/login links</text:p>
      <text:p text:style-name="Code">&lt;% if current_user.is_a?(User) %&gt;</text:p>
      <text:p text:style-name="Code"><text:s text:c="4"/>&lt;%= link_to "Logout", destroy_user_session_path, method: :delete %&gt;</text:p>
      <text:p text:style-name="Code"><text:s text:c="2"/>&lt;% else %&gt;</text:p>
      <text:p text:style-name="Code"><text:s text:c="4"/>&lt;%= link_to "Register", new_user_registration_path %&gt;</text:p>
      <text:p text:style-name="Code"><text:s text:c="4"/>&lt;%= link_to "Login", new_user_session_path %&gt;</text:p>
      <text:p text:style-name="Code"><text:s text:c="2"/>&lt;% end %&gt;</text:p>
      <text:p text:style-name="P6">This helps the code to determine if the user accessing the page (current_user is a User object) is really logged in or just in as a guest (current_user is a OpenStruct class object) and, if not a logged in user, will not display the Logout link.</text:p>
      <text:p text:style-name="P6"/>
      <text:p text:style-name="Chapter_20_Heading">Working with Views</text:p>
      <text:p text:style-name="P6"/>
      <text:p text:style-name="Section_20_Heading">Application Layout </text:p>
      <text:p text:style-name="P6">The file application.html.erb is the default view that Rails uses as a starting point for the views. Anything you want to appear on all pages can go in this file.</text:p>
      <text:p text:style-name="P6"/>
      <text:p text:style-name="P6">You can set the title portion dynamically so that each viewof the website can have a different title page.</text:p>
      <text:p text:style-name="P6"/>
      <text:p text:style-name="P6">Go to the ApplicationController and a reference to the Controller Concern </text:p>
      <text:p text:style-name="Code">include DefaultPageContentConcern </text:p>
      <text:p text:style-name="P6">Create the Controller Concern default_page_content_concern.rb file and add the following:</text:p>
      <text:p text:style-name="Code">module DefaultPageContentConcern</text:p>
      <text:p text:style-name="Code"><text:s text:c="2"/>extend ActiveSupport::Concern</text:p>
      <text:p text:style-name="Code"/>
      <text:p text:style-name="Code"><text:s text:c="2"/>included do</text:p>
      <text:p text:style-name="Code"><text:s text:c="4"/>before_action :set_page_defaults</text:p>
      <text:p text:style-name="Code"><text:s text:c="2"/>end</text:p>
      <text:p text:style-name="Code"/>
      <text:p text:style-name="Code"><text:s text:c="2"/>def set_page_defaults</text:p>
      <text:p text:style-name="Code"><text:s text:c="4"/>@page_title = "SQL Portfolio | My Portfolio Website"</text:p>
      <text:p text:style-name="Code"><text:s text:c="4"/>@seo_keywords = "Green Leaf Services portfolio"</text:p>
      <text:p text:style-name="Code"><text:s text:c="2"/>end</text:p>
      <text:p text:style-name="Code">end</text:p>
      <text:p text:style-name="P6"/>
      <text:p text:style-name="P6">Now that the page title is a data instance, we can set it to whatever we want it to be in each view</text:p>
      <text:p text:style-name="P6">Blog Controller, Index Action – add the line – set the @page_title instance here to </text:p>
      <text:p text:style-name="Code">@page_title = "SQL Blogs"</text:p>
      <text:p text:style-name="P6">Also, in any action for which you wish to change the view title, add the line</text:p>
      <text:p text:style-name="P6">@page_title = @datainstance.column (@blog.title)</text:p>
      <text:p text:style-name="P6">after you access the data instance for that controller and you can set the page title to whatever value you want. In this instance. We are setting the page title to the title of the blog we are referencing.</text:p>
      <text:p text:style-name="P6"/>
      <text:p text:style-name="Section_20_Heading">Creating Secondary and Multiple Layouts</text:p>
      <text:p text:style-name="P6">Create a layout file for blogs – blog.html.erb and copy the contents of application.html.erb into it</text:p>
      <text:p text:style-name="P6">In the stylesheet link, change application to blogs</text:p>
      <text:p text:style-name="P6">The go to the application.css file and remove everything. We do this because the line <text:span text:style-name="T14">*= require_tree . </text:span><text:span text:style-name="T12">will cause the app to use any of the styles in the stylesheets folder and we want to specify style in each view.</text:span></text:p>
      <text:p text:style-name="P6">Now, go to the blogs controller to declare which layout file to use for the blogs.</text:p>
      <text:p text:style-name="Code">layout “blog”</text:p>
      <text:p text:style-name="P6">When you try to access the blog show page you'll get “the most informative error message” you'll ever see</text:p>
      <text:p text:style-name="P8"><text:span text:style-name="Source_20_Text"><text:span text:style-name="T16">Asset was not declared to be precompiled in production.</text:span></text:span></text:p>
      <text:p text:style-name="P21"><text:span text:style-name="Source_20_Text"><text:span text:style-name="T16">Add `Rails.application.config.assets.precompile += %w( blogs.css )` to `config/initializers/assets.rb` and restart your server</text:span></text:span></text:p>
      <text:p text:style-name="P5">This is an indication that you have created a new assets file that Rails does not know about and you have to tell it about the existence of the file. You'll have to do this for any further such <text:s/>assets you may create.</text:p>
      <text:p text:style-name="P6"/>
      <text:p text:style-name="P6"><text:soft-page-break/>You can use the above process for any controller for which you wish to have separate styling</text:p>
      <text:p text:style-name="P6"/>
      <text:p text:style-name="Section_20_Heading">Partials – implementing a NavBar</text:p>
      <text:p text:style-name="P6">Create a shared folder under views and create a folder _nav.html.erb</text:p>
      <text:p text:style-name="P6">Copy the nav block from blogs (or portfolios) view and, in each place from which you want the nav block, enter the line – putting it in the application.html.erb page will cause it to show up in the same place on every page unless you have overridden the generic layout in a specific controller</text:p>
      <text:p text:style-name="Code">&lt;%= render 'shared/nav' %&gt;</text:p>
      <text:p text:style-name="P6"/>
      <text:p text:style-name="Section_20_Heading">Sending data to Partials</text:p>
      <text:p text:style-name="P6">You can implement different styles for a shared partial by sending data to the partial that indicates the style you wish to use.</text:p>
      <text:p text:style-name="P6">In the nav block you out in the partial, add an embedded ruby class to the &lt;div&gt; notation at the top</text:p>
      <text:p text:style-name="Code">&lt;div class="&lt;%= location %&gt;"&gt;</text:p>
      <text:p text:style-name="P6">and in the nav partial render call in any of the views, add this class notation to the render line</text:p>
      <text:p text:style-name="P6">In application.html.erb add</text:p>
      <text:p text:style-name="Code">&lt;%= render "shared/nav", location: 'top' %&gt;</text:p>
      <text:p text:style-name="P6">In blog.html.erb and portfolio.html.erb add</text:p>
      <text:p text:style-name="Code">&lt;%= render "shared/nav", location: 'bottom' %&gt;</text:p>
      <text:p text:style-name="Body_20_Text">Add the styles you created to the appropriate stylesheets</text:p>
      <text:p text:style-name="Code"/>
      <text:p text:style-name="P6">Create a partial for the portfolio items</text:p>
      <text:p text:style-name="P6">Views/portfolios – create a partial ==&gt; _form.html.erb</text:p>
      <text:p text:style-name="P6">Move all the code except the h1 line from new.html.erb to the partial <text:s/>_form.html.erb</text:p>
      <text:p text:style-name="P6">in new.html.erb add the line</text:p>
      <text:p text:style-name="Code">&lt;%= render 'form', portfolio_item: @portfolio_item %&gt;</text:p>
      <text:p text:style-name="P6">Remove all the code from edit.html.erb and add the line</text:p>
      <text:p text:style-name="Code">&lt;%= render 'form', portfolio_item: @portfolio_item %&gt;</text:p>
      <text:p text:style-name="P6"/>
      <text:p text:style-name="Section_20_Heading">View Helpers</text:p>
      <text:p text:style-name="P6">View helpers are similar to partials. A helper can be called but it is written in Ruby, not HTML. You can embed HTML code in a helper but you have to add .html_safe at the end in order for it to display. The .html_safe notation is your indication that you know the code is safe. Don't use this with user input!</text:p>
      <text:p text:style-name="P6">The real purpose of view helpers is to assist in the implementation of conditional logic to the display. Best practices dictate that you leave your conditional logic outside your views.</text:p>
      <text:p text:style-name="P6">In previous view setups, we have the logic to determine if the user is logged in in three separate places. We'll move this to a view helper.</text:p>
      <text:p text:style-name="P6">We'll create a view helper called login helper and place the login logic that we had in application.html.erb, blog.html.erb, portfolio.html.erb in the layouts folder</text:p>
      <text:p text:style-name="Code">def login_helper</text:p>
      <text:p text:style-name="Code"><text:tab/> if current_user.is_a?(User) </text:p>
      <text:p text:style-name="Code"><text:s text:c="4"/><text:tab/><text:tab/>link_to "Logout", destroy_user_session_path, method: :delete </text:p>
      <text:p text:style-name="Code"><text:s text:c="2"/><text:tab/>else </text:p>
      <text:p text:style-name="Code"><text:s text:c="4"/><text:tab/><text:tab/> (link_to "Register", new_user_registration_path) + <text:s/>"&lt;br&gt;".html_safe +</text:p>
      <text:p text:style-name="Code"><text:s text:c="4"/><text:tab/><text:tab/> (link_to "Login", new_user_session_path) <text:span text:style-name="T5">==&gt; we have to put these together in one string because Ruby will only act on the last item is a logic arguments and, without the concatenation of these two arguments, we'll never see the Register option</text:span></text:p>
      <text:p text:style-name="Code"><text:s text:c="2"/><text:tab/>end </text:p>
      <text:p text:style-name="Code">end</text:p>
      <text:p text:style-name="Code"/>
      <text:p text:style-name="P6">and add the line</text:p>
      <text:p text:style-name="Code">&lt;%= login_helper %&gt;</text:p>
      <text:p text:style-name="P6">to the layouts from which the code was removed</text:p>
      <text:p text:style-name="P6"/>
      <text:p text:style-name="P6"><text:span text:style-name="T4">When to use a view helper</text:span> – if the logic we're trying to implement is largely based on Ruby code, use a view helper. If it's mostly HTML code, use a partial</text:p>
      <text:p text:style-name="P6"/>
      <text:p text:style-name="SubTitles">Integrating Content Helpers</text:p>
      <text:p text:style-name="P6"><text:s/>A <text:span text:style-name="T4">content tag</text:span> will help you insert HTML into views where you want them.</text:p>
      <text:p text:style-name="P6">We'll add them to the application. Blog and portfolio views</text:p>
      <text:p text:style-name="P6"><text:soft-page-break/></text:p>
      <text:p text:style-name="P6">In application_helper.html.erb add the lines</text:p>
      <text:p text:style-name="Code">def source_helper(layout_name)<text:line-break/> <text:s text:c="5"/>if session[:source]<text:line-break/> <text:s text:c="7"/>greeting = "Thanks for visiting me from #{session[:source]} and you are on the #{layout_name} layout"<text:line-break/> <text:s text:c="7"/><text:span text:style-name="T1">content_tag</text:span>(:p, greeting, class: "source-greeting")<text:line-break/> <text:s text:c="5"/>end<text:line-break/> <text:s/>end</text:p>
      <text:p text:style-name="P6">This will allow us to use this phrase as a paragraph tag and class in any view we choose by calling it and passing it the argument regarding the page that is doing the calling</text:p>
      <text:p text:style-name="Code">&lt;%= source_helper (“application” %&gt;</text:p>
      <text:p text:style-name="P6">This will allow customization of the greeting depending on who's calling</text:p>
      <text:p text:style-name="P6"/>
      <text:p text:style-name="SubTitles">Using partials with data collections</text:p>
      <text:p text:style-name="P6">Create a new partial _blog.html.erb</text:p>
      <text:p text:style-name="P6">Move the code in the blog index view into it </text:p>
      <text:p text:style-name="Code">&lt;tr&gt;</text:p>
      <text:p text:style-name="Code"><text:s text:c="2"/>&lt;td&gt;&lt;%= blog.title %&gt;&lt;/td&gt;</text:p>
      <text:p text:style-name="Code"><text:s text:c="2"/>&lt;td&gt;&lt;%= blog.body %&gt;&lt;/td&gt;</text:p>
      <text:p text:style-name="Code"><text:s text:c="2"/>&lt;td&gt;&lt;%= link_to blog.status.capitalize, toggle_status_blog_path(blog) %&gt;&lt;/td&gt;</text:p>
      <text:p text:style-name="Code"><text:s text:c="2"/>&lt;td&gt;&lt;%= link_to 'Show', blog %&gt;&lt;/td&gt;</text:p>
      <text:p text:style-name="Code"><text:s text:c="2"/>&lt;td&gt;&lt;%= link_to 'Edit', edit_blog_path(blog) %&gt;&lt;/td&gt;</text:p>
      <text:p text:style-name="Code"><text:s text:c="2"/>&lt;td&gt;&lt;%= link_to 'Delete', blog, method: :delete, data: { confirm: 'Are you sure?' } %&gt;&lt;/td&gt;</text:p>
      <text:p text:style-name="Code">&lt;/tr&gt;</text:p>
      <text:p text:style-name="P6">Change the line under the table body tag to </text:p>
      <text:p text:style-name="Code">&lt;%= render @blogs%&gt;</text:p>
      <text:p text:style-name="P6">Thus we are calling the local variable blog from the blog index view </text:p>
      <text:p text:style-name="P6">Rails uses “Convention over configuration” as a guideline and understand what you want when you use this type of code. It recognizes that you have passed the @blogs data instance from the blogs controller <text:s text:c="2"/><text:span text:style-name="T14">@blogs = Blog.all</text:span> and knows you want to use that and display it. Rails looks for a partial with the <text:span text:style-name="T4">singular</text:span> name of the data instance (blog in this case) and shortcuts to using it – no need for an <text:span text:style-name="T4">each</text:span> block.</text:p>
      <text:p text:style-name="P6"/>
      <text:p text:style-name="SubTitles">Manually configuring a collection partial call</text:p>
      <text:p text:style-name="P6">If you try to use this technique for a data instance that does not follow the convention of naming the data instance the same as its controller (@blogs from the blogs controller) you have to “teach” rails how to use you data instance. </text:p>
      <text:p text:style-name="P6"/>
      <text:p text:style-name="P6">To demonstrate we'll use the data instance @portfolio_items from the portfolio controller</text:p>
      <text:p text:style-name="P6">In the line from which we render the partial, we have to enter</text:p>
      <text:p text:style-name="Code">&lt;% render partial: 'portfolio_item', collection: @portfolio_items %&gt;</text:p>
      <text:p text:style-name="P6"/>
      <text:p text:style-name="Section_20_Heading">View Helper Methods</text:p>
      <text:p text:style-name="P6">distance_of_time_in_words – two arguments(time start, time end)</text:p>
      <text:p text:style-name="P6">number_to_phone “5555555555” – converts to 555-555-5555</text:p>
      <text:p text:style-name="P6">number_to_currency “150” - converts to $150.00</text:p>
      <text:p text:style-name="P6">number_to_percentage “80.4” - converts to 80.400%</text:p>
      <text:p text:style-name="P6">number_with_delimiter “15187456516565” - converts to 151,874,561,516,565</text:p>
      <text:p text:style-name="P6"/>
      <text:p text:style-name="P6">Link to the helper methods - <text:a xlink:type="simple" xlink:href="http://guides.rubyonrails.org/layouts_and_rendering.html" text:style-name="Internet_20_link" text:visited-style-name="Visited_20_Internet_20_Link">http://guides.rubyonrails.org/layouts_and_rendering.html</text:a></text:p>
      <text:p text:style-name="P6"/>
      <text:p text:style-name="Section_20_Heading">Action View Methods</text:p>
      <text:p text:style-name="P6">Review – anytime you want to display something, you need a controller, a view and a route. The controller name, the view folder name should be the same. In the controller. Any action should have a view page with the same name as the action. In the routes, you have to tell Rails to get the folder/view.</text:p>
      <text:p text:style-name="P6">In the view, &lt;% %&gt; will not display, &lt;%= %&gt; will display.</text:p>
      <text:p text:style-name="P6"/>
      <text:p text:style-name="P6">You can put output to the server terminal page by using the puts command in ruby to display any message - &lt;% puts "Hey There" %&gt; <text:s/>will display Hey There on the server terminal page anytime you access the page on which you put the command.</text:p>
      <text:p text:style-name="SubTitles"><text:soft-page-break/>Spacer Template</text:p>
      <text:p text:style-name="P6">Spacer templates can be added to partials but you have to specify the partial command at the data instance</text:p>
      <text:p text:style-name="Code">&lt;%= render partial: @blogs, spacer_template: 'blog_ruler' %&gt;</text:p>
      <text:p text:style-name="P6">and create the _blog_ruler.html.erb file to have what you want in it – can be anything.</text:p>
      <text:p text:style-name="P6"/>
      <text:p text:style-name="SubTitles">Stylesheet links</text:p>
      <text:p text:style-name="P6">You can add links to outside stylesheets in application.html.erb</text:p>
      <text:p text:style-name="Code">&lt;%= stylesheet_link_tag "https://maxcdn.bootstrapcdn.com/bootstrap/4.0.0-alpha.6/css/bootstrap.min.css" %&gt; </text:p>
      <text:p text:style-name="P6"/>
      <text:p text:style-name="SubTitles">Caching</text:p>
      <text:p text:style-name="P6">Caching is a way to take a <text:span text:style-name="T10">slow-loading page</text:span> and wrap the components on that page and render the file it creates on the browser side.</text:p>
      <text:p text:style-name="P6">Wrap the rendering of the blogs in a cache</text:p>
      <text:p text:style-name="Code">&lt;% cache do %&gt;<text:line-break/> <text:s/>&lt;div&gt;<text:line-break/> <text:s text:c="3"/>&lt;%= render partial: @blogs, spacer_template: 'blog_ruler' %&gt;<text:line-break/> <text:s/>&lt;/div&gt;<text:line-break/>&lt;% end %&gt;</text:p>
      <text:p text:style-name="P6">This will save <text:span text:style-name="T9">this portion</text:span> of the HTML code to the browser so that the next time we try to load it, it will load much faster. Make sure you are not using this in a page that may change during a session. This will not speed up database query or any such access.</text:p>
      <text:p text:style-name="P6"/>
      <text:p text:style-name="Chapter_20_Heading">Debugging</text:p>
      <text:p text:style-name="Section_20_Heading">Puts debugging</text:p>
      <text:p text:style-name="P6">You can use puts statements anywhere and they will show in the server console as the app runs.</text:p>
      <text:p text:style-name="P6">It's best to delineate the puts statements so that they will be easier to find in the server console.</text:p>
      <text:p text:style-name="Code">puts "*" * 100</text:p>
      <text:p text:style-name="Code">puts @blogs.inspect</text:p>
      <text:p text:style-name="Code">puts "*" * 100</text:p>
      <text:p text:style-name="P6">Limitations on puts debugging - You have to have an idea of what is causing the problem so you know where to put the puts</text:p>
      <text:p text:style-name="P6">This is a link to a guide on puts debugging</text:p>
      <text:p text:style-name="P6"><text:a xlink:type="simple" xlink:href="https://tenderlovemaking.com/2016/02/05/i-am-a-puts-debuggerer.html" text:style-name="Internet_20_link" text:visited-style-name="Visited_20_Internet_20_Link">https://tenderlovemaking.com/2016/02/05/i-am-a-puts-debuggerer.html</text:a></text:p>
      <text:p text:style-name="P6"/>
      <text:p text:style-name="P6"/>
      <text:p text:style-name="Section_20_Heading">Byebug debugging</text:p>
      <text:p text:style-name="P6">Byebug will create a breakpoint in the code. Put the word byebug at the point where you want to stop the code. Byebug works similarly to Pry debugging below.</text:p>
      <text:p text:style-name="P6"/>
      <text:p text:style-name="Section_20_Heading">Pry debugging</text:p>
      <text:p text:style-name="P6">Add gem 'pry-byebug' to the gemfile, run bundle install, restart the server.</text:p>
      <text:p text:style-name="P6"/>
      <text:p text:style-name="P6">Create a failure point – in the portfolio controller, remove the show action from the before action and try to get a portfolio to show.</text:p>
      <text:p text:style-name="P6">The server will report the error – No Method error in Portfolios#show – this will lead you to the source of the problem – the portfolio controller, the show action – we knew that already because we created the error but we won't know what's wrong if we have a “real” error.</text:p>
      <text:p text:style-name="P6"/>
      <text:p text:style-name="P6">Because we suspect a problem show view, we go to that page and put the line</text:p>
      <text:p text:style-name="Code">&lt;% binding.pry %&gt;</text:p>
      <text:p text:style-name="P6">at the top of the page. This will cause the server to stop at that point</text:p>
      <text:p text:style-name="P6">To start debugging we enter</text:p>
      <text:p text:style-name="Code"><text:s/>pry(#&lt;#&lt;Class:0x00000007063e28&gt;&gt;)&gt; @portfolio_item</text:p>
      <text:p text:style-name="Code">=&gt; nil</text:p>
      <text:p text:style-name="Body_20_Text">The nil response indicates to us that the action didn't get the data item it needs. To determine fi the params setn were OK we enter</text:p>
      <text:p text:style-name="Code"><text:soft-page-break/>[2] pry(#&lt;#&lt;Class:0x00000007063e28&gt;&gt;)&gt; params</text:p>
      <text:p text:style-name="Code">=&gt; &lt;ActionController::Parameters {"controller"=&gt;"portfolios", "action"=&gt;"show", "id"=&gt;"3"} permitted: false&gt;</text:p>
      <text:p text:style-name="Body_20_Text">This indicates that the values sent were OK so something else is causing the app to fail. We enter continue to let the error run its course</text:p>
      <text:p text:style-name="Code">[3] pry(#&lt;#&lt;Class:0x00000007063e28&gt;&gt;)&gt; continue</text:p>
      <text:p text:style-name="P6">Remove the binding.ory line from the show page and now, we try to trace back to the controller to find the error</text:p>
      <text:p text:style-name="P6">Put binding.pry in the portfolio controller in the show action</text:p>
      <text:p text:style-name="P6">Refresh the web page and the the server will hang again. Go to the server console and you'll see the stop point is now at the show action. Enter</text:p>
      <text:p text:style-name="Code"><text:s/>@portfolio_item <text:span text:style-name="T12">at the binding-pry prompt</text:span></text:p>
      <text:p text:style-name="P6">and you'll see the result – an actual item – so again the params are correct, but the show action is in error. This should lead you to the error that we created. Enter continue to let the app complete the error process, fix the error, take out the binding pry line and the app will run.</text:p>
      <text:p text:style-name="P6"/>
      <text:p text:style-name="P6">A more complex error example</text:p>
      <text:p text:style-name="P6">Create two scopes in the blog model and call them both in the index action</text:p>
      <text:p text:style-name="Code">@blogs = Blog.special_blogs ==&gt; all blogs</text:p>
      <text:p text:style-name="Code">@blogs = Blog.featured_blogs ==&gt; <text:s/>only 2</text:p>
      <text:p text:style-name="P6">We may be expecting all but we'll get only 2 because rails will act upon the last line in a section.</text:p>
      <text:p text:style-name="P6">To debug this, we can set multiple breakpoints – put the binding.pry line before the first line and then between the two lines -always try to look at every time the error may be occurring</text:p>
      <text:p text:style-name="Code"><text:s text:c="2"/>def index</text:p>
      <text:p text:style-name="Code"><text:s text:c="4"/>binding.pry</text:p>
      <text:p text:style-name="Code"><text:s text:c="4"/>@blogs = Blog.special_blogs</text:p>
      <text:p text:style-name="Code"><text:s text:c="4"/>binding.pry</text:p>
      <text:p text:style-name="Code"><text:s text:c="4"/>@blogs = Blog.featured_blogs</text:p>
      <text:p text:style-name="Code"><text:s text:c="4"/>binding.pry</text:p>
      <text:p text:style-name="Code"><text:s text:c="4"/>@page_title = "Blogs"</text:p>
      <text:p text:style-name="Code"><text:s text:c="2"/>end</text:p>
      <text:p text:style-name="P6">When the server hangs, go to the server console and you can step through the code by typing the word <text:span text:style-name="T4">next</text:span>.</text:p>
      <text:p text:style-name="P6">You can also just use one binding.pry line to stop the code and then typeing next will allow the code to proceed line-by-line. Typing exit will stop the “prying”.</text:p>
      <text:p text:style-name="P6"/>
      <text:p text:style-name="P6">Remember to remove the binding.pry line once you have fixed the app.</text:p>
      <text:p text:style-name="P6"/>
      <text:p text:style-name="P6">Following is a link to the Pry Gem Page</text:p>
      <text:p text:style-name="P6"><text:a xlink:type="simple" xlink:href="https://github.com/nixme/pry-debugger" text:style-name="Internet_20_link" text:visited-style-name="Visited_20_Internet_20_Link">https://github.com/nixme/pry-debugger</text:a></text:p>
      <text:p text:style-name="P6"/>
      <text:p text:style-name="P6"/>
      <text:p text:style-name="Section_20_Heading">Error Management</text:p>
      <text:p text:style-name="P6">Generic errors:</text:p>
      <text:p text:style-name="P6">To trap errors use </text:p>
      <text:p text:style-name="Code">begin</text:p>
      <text:p text:style-name="Code"><text:tab/>&lt;&lt;code that may cause an error&gt;&gt;</text:p>
      <text:p text:style-name="Code">rescue =&gt; e</text:p>
      <text:p text:style-name="Code"><text:tab/>flash[:error ] = “Appropriate Error Message: #{e}”</text:p>
      <text:p text:style-name="Code">end</text:p>
      <text:p text:style-name="P6"/>
      <text:p text:style-name="P6">If you know what kind of error you'r looking for, you can specify it itn the begin/rescue block</text:p>
      <text:p text:style-name="Code">begin</text:p>
      <text:p text:style-name="Code"><text:tab/>contact_facebook</text:p>
      <text:p text:style-name="Code"><text:tab/>@messages = retierve_messages</text:p>
      <text:p text:style-name="Code">rescue IOError <text:s/>=&gt; e <text:span text:style-name="T17">==&gt; this is the kind of error you would receive if Facebook was down</text:span></text:p>
      <text:p text:style-name="Code"><text:tab/>flash[:error ] = “Error occurred contacting Facebook: #{e}”</text:p>
      <text:p text:style-name="P10">end</text:p>
      <text:p text:style-name="P6"/>
      <text:p text:style-name="P6">A website you can use to test error is <text:span text:style-name="T4">repl.it</text:span></text:p>
      <text:p text:style-name="P6">Enter the following:</text:p>
      <text:p text:style-name="Code">def divide num1, num2<text:line-break/> <text:s/>begin<text:line-break/> <text:s text:c="3"/>num1/num2<text:line-break/> <text:s text:c="3"/>bad syntax here<text:line-break/> <text:s/>rescue =&gt; e<text:line-break/><text:soft-page-break/> <text:s text:c="3"/>puts "Error: #{e}"<text:line-break/> <text:s/>end<text:line-break/>end<text:line-break/><text:line-break/>divide 5, 0</text:p>
      <text:p text:style-name="P6">and type run</text:p>
      <text:p text:style-name="P6"/>
      <text:p text:style-name="P6">The left panel will display </text:p>
      <text:p text:style-name="Command_20_Line">Error: divided by 0 </text:p>
      <text:p text:style-name="P6">but will not mention the bad syntax you have entered</text:p>
      <text:p text:style-name="P6"><text:s/>putting divide 5,1 will now produce the error</text:p>
      <text:p text:style-name="Command_20_Line">Error: undefined local variable or method `here' for main:Object</text:p>
      <text:p text:style-name="Command_20_Line">=&gt; nil</text:p>
      <text:p text:style-name="P6">but notice that it did not do the division process. Now we're rescuing bad code, not bad math</text:p>
      <text:p text:style-name="P6"/>
      <text:p text:style-name="P6">Change the code to </text:p>
      <text:p text:style-name="Code">rescue ZeroDivisionError =&gt; e</text:p>
      <text:p text:style-name="P6">and run the process, stop at the error and we'll receive the error</text:p>
      <text:p text:style-name="P29">undefined local variable or method `here' for main:Object </text:p>
      <text:p text:style-name="P29">(repl):4:in `divide' </text:p>
      <text:p text:style-name="P19"><text:span text:style-name="T18">(repl):10:in `&lt;main&gt;'</text:span> </text:p>
      <text:p text:style-name="Body_20_Text">which is much more helpful in showing the bad syntax</text:p>
      <text:p text:style-name="Body_20_Text"/>
      <text:p text:style-name="Body_20_Text">You should be very targeted in using the error trapping process. In our example, it is always a possibility that in a division process we may have a divide by 0 error, so we specifically trap that error. We should not use a generic error trapping process.</text:p>
      <text:p text:style-name="Body_20_Text"/>
      <text:p text:style-name="P6">Following is a link to the Ruby Error (Exceptions) documentation</text:p>
      <text:p text:style-name="P6"><text:a xlink:type="simple" xlink:href="https://ruby-doc.org/core-2.2.0/Exception.html" text:style-name="Internet_20_link" text:visited-style-name="Visited_20_Internet_20_Link">https://ruby-doc.org/core-2.2.0/Exception.html</text:a></text:p>
      <text:p text:style-name="P6"/>
      <text:p text:style-name="Chapter_20_Heading">Ruby Gems</text:p>
      <text:p text:style-name="P6"/>
      <text:p text:style-name="Section_20_Heading">Installing the Bootstrap Gem</text:p>
      <text:p text:style-name="P6">You can just use the .cdn for bootstrap but this is not a “best practice”. You should put the Ruby gem and the bootstrap file in your code.</text:p>
      <text:p text:style-name="P6"/>
      <text:p text:style-name="P6">Go to the Bootstrap4 page</text:p>
      <text:p text:style-name="P6">Go to the section RubyGems – click on the See the gem's readme</text:p>
      <text:p text:style-name="P6">Copy the line</text:p>
      <text:p text:style-name="P9"><text:span text:style-name="T24">gem</text:span> <text:span text:style-name="T25">'bootstrap'</text:span>, <text:span text:style-name="T25">'~&gt; 4.0.0.alpha6'</text:span></text:p>
      <text:p text:style-name="P6">and paste it at the bottom of your gemfile</text:p>
      <text:p text:style-name="P6">run bundle install</text:p>
      <text:p text:style-name="P6">This will go to the bootstrap server and install all the bootstrap libraries (css, javascript) into the background of the app. It is still not available for use in your application.</text:p>
      <text:p text:style-name="P6">Next the docs say </text:p>
      <text:p text:style-name="Command_20_Line"><text:span text:style-name="T19">Ensure that </text:span><text:span text:style-name="Source_20_Text"><text:span text:style-name="T19">sprockets-rails </text:span></text:span><text:span text:style-name="T19">is at least v2.3.2</text:span><text:span text:style-name="T29"> </text:span></text:p>
      <text:p text:style-name="P6">To check this, go to gemfile.lock file. This file shows all the dependencies (gems that other gems depend on) in the app. Look for sprockets-rails (under sass-rails as a dependency so it must be installed somewhere) and you'll be able to find it listed and its version. If its OK proceed to the next step in the docs process.</text:p>
      <text:p text:style-name="Command_20_Line"><text:span text:style-name="T20">Import Bootstrap styles in </text:span><text:span text:style-name="Source_20_Text"><text:span text:style-name="T21">app/assets/stylesheets/application.scss</text:span></text:span><text:span text:style-name="T20">:</text:span></text:p>
      <text:p text:style-name="Command_20_Line">// Custom bootstrap variables must be set or imported *before* bootstrap.</text:p>
      <text:p text:style-name="Command_20_Line"><text:span text:style-name="T24">@import</text:span> "<text:span text:style-name="T36">bootstrap</text:span>";</text:p>
      <text:p text:style-name="Body_20_Text"/>
      <text:p text:style-name="P6">You'll need to rename the file application.css to application.scss and then add the import bootstrap line to it and any other dedicated scss layout files we are using</text:p>
      <text:p text:style-name="P6"><text:s/></text:p>
      <text:p text:style-name="P6">The next section deals with javascript changes:</text:p>
      <text:p text:style-name="Command_20_Line"><text:soft-page-break/><text:span text:style-name="T22">Require Bootstrap Javascripts in </text:span><text:span text:style-name="Source_20_Text"><text:span text:style-name="T22">app/assets/javascripts/application.js</text:span></text:span><text:span text:style-name="T22">:</text:span></text:p>
      <text:p text:style-name="P20">//= require jquery</text:p>
      <text:p text:style-name="P20">//= require bootstrap-sprockets</text:p>
      <text:p text:style-name="P6">These require statements must be in the order specified</text:p>
      <text:p text:style-name="P6"/>
      <text:p text:style-name="P6">That's all the changes necessary to install bootstrap.</text:p>
      <text:p text:style-name="P6"/>
      <text:p text:style-name="Chapter_20_Heading">Building a Custom Ruby Gem</text:p>
      <text:p text:style-name="P6">We'll build a custom gem that will contain copyright information that will update the year notation automatically.</text:p>
      <text:p text:style-name="P6"/>
      <text:p text:style-name="P6">First create the module in an app in which you know everything is working properly and implement it in that app. Then we'll remove all the code from that app and only implement ti be a call to the gem we will create.</text:p>
      <text:p text:style-name="P6"/>
      <text:p text:style-name="P6">Add a module to the ApplicationController – make it a unique name because were going to put in Ruby Gems</text:p>
      <text:p text:style-name="P6"/>
      <text:p text:style-name="Code">module GlsViewTool <text:span text:style-name="T5">==&gt; don't put in caps next to each other – that will cause problems later on</text:span></text:p>
      <text:p text:style-name="Code"><text:s text:c="2"/>class Renderer</text:p>
      <text:p text:style-name="Code"><text:s text:c="4"/>def self.copyright name, msg</text:p>
      <text:p text:style-name="Code"><text:s text:c="6"/>"&amp;copy: #{Time.now.year} | &lt;b&gt;#{name}&lt;/b&gt; #{msg}".html_safe</text:p>
      <text:p text:style-name="Code"><text:s text:c="4"/>end</text:p>
      <text:p text:style-name="Code"><text:s text:c="2"/>end</text:p>
      <text:p text:style-name="Code">end</text:p>
      <text:p text:style-name="P6">In the Class definition section of the ApplicationController add the lines</text:p>
      <text:p text:style-name="Code"><text:tab/>before_action :set_copyright </text:p>
      <text:p text:style-name="Code"><text:s text:c="2"/></text:p>
      <text:p text:style-name="Code"><text:s text:c="2"/><text:tab/>def set_copyright</text:p>
      <text:p text:style-name="Code"><text:s text:c="4"/><text:tab/><text:tab/>@copyright = GlsViewTool::Renderer.copyright 'GreenLeafServices', 'All rights reserved'</text:p>
      <text:p text:style-name="Code"><text:s text:c="2"/><text:tab/>end</text:p>
      <text:p text:style-name="P6"/>
      <text:p text:style-name="P6">To test, in the layouts/application.html.erb file add the line</text:p>
      <text:p text:style-name="Code">&lt;%= @copyright %&gt;</text:p>
      <text:p text:style-name="P6">under the yield line</text:p>
      <text:p text:style-name="P6">Now every page should show the copyright information</text:p>
      <text:p text:style-name="P6"/>
      <text:p text:style-name="P6">Once we know this works, we'll extract it out to create the gem</text:p>
      <text:p text:style-name="P6">First, make sure your proposed name(gls_view_tool) for the gem does not already exist by searching for it in Ruby Gems</text:p>
      <text:p text:style-name="P6">Then, make a separate folder – e.g. create_a_ruby_gem <text:s/>- navigate to it and enter the command</text:p>
      <text:p text:style-name="Command_20_Line">bundle gem gls_view_tool</text:p>
      <text:p text:style-name="P6">and bundle will create the gem (after asking you some questions) and set up git for it</text:p>
      <text:p text:style-name="P6">Open the folder gls_view_tool in a text editor and you'll see all the folders/files in the gem</text:p>
      <text:p text:style-name="P6"/>
      <text:p text:style-name="P6">Open the file gls_view_tool.gemspec</text:p>
      <text:p text:style-name="P6"/>
      <text:p text:style-name="P6">Remove the line 17-24 from the code – we want to push this to Ruby Gems</text:p>
      <text:p text:style-name="P6">Change the lines 12 – 15 to have accurate information</text:p>
      <text:p text:style-name="Code"><text:s text:c="2"/>spec.summary <text:s text:c="6"/>= %q{Various view specific methods for applications I use.}<text:line-break/> <text:s/>spec.description <text:s text:c="2"/>= %q{Provides generated HTML data for Rails applications.}<text:line-break/> <text:s/>spec.homepage <text:s text:c="5"/>= "<text:a xlink:type="simple" xlink:href="http://green-leaf-services.com/" text:style-name="Internet_20_link" text:visited-style-name="Visited_20_Internet_20_Link">http:green-leaf-services.com</text:a>"</text:p>
      <text:p text:style-name="P6"/>
      <text:p text:style-name="P6">Now go to the lib folder and in the file gls_view_tool.rb add the line</text:p>
      <text:p text:style-name="Code">require "gls_view_tool/renderer"</text:p>
      <text:p text:style-name="P6">then create that file renderer.rb in the lib/gls_view_tool folder and copy the module code from the file in which you originally created the gem.</text:p>
      <text:p text:style-name="P6">Change the readme file to describe the gem. Also, enter the instructions for install and usage. Change other areas as appropriate (##Contributing, etc.)</text:p>
      <text:p text:style-name="P6"/>
      <text:p text:style-name="P6">add *.gem to the .gitignore file – this will prevent the actual gem from ending up on github. If that happened, github would encounter an error.</text:p>
      <text:p text:style-name="P6"/>
      <text:p text:style-name="P6">Now, create a repo to store the gem on github</text:p>
      <text:p text:style-name="P6"><text:soft-page-break/>Open a git bash session, switch to the folder gls_view_tool and type commit all the files in that folder (the bundle gm process initialized the git when it created the folder)</text:p>
      <text:p text:style-name="P6"/>
      <text:p text:style-name="P6">Go to github to create the repo online using the same name as the gem you are creating and, coming back to the git bash console, paste the command lines into the git bash session to push the local commit to the online repo</text:p>
      <text:p text:style-name="P6"/>
      <text:p text:style-name="P6">Once you are certain everything is pushed up to the github repository, you are ready to build the gem.</text:p>
      <text:p text:style-name="P6"/>
      <text:p text:style-name="P6">Making certain you are in the folder containing the files of the gem you are trying to build, from a console session prompt enter:</text:p>
      <text:p text:style-name="Command_20_Line">gem build gls_view_tool.gemspec</text:p>
      <text:p text:style-name="P6">You should receive a confirmation:</text:p>
      <text:p text:style-name="Code">Successfully built RubyGem</text:p>
      <text:p text:style-name="Code"><text:s text:c="2"/>Name: gls_view_tool</text:p>
      <text:p text:style-name="Code"><text:s text:c="2"/>Version: 0.1.0</text:p>
      <text:p text:style-name="Code"><text:s text:c="2"/>File: gls_view_tool-0.1.0.gem</text:p>
      <text:p text:style-name="P6"/>
      <text:p text:style-name="P6">Now you can access the gem from github – it is not yet on RubyGems website – you should push it there only if you wish to make it “public”. You can access it for you own usage anytime from github.</text:p>
      <text:p text:style-name="P6"/>
      <text:p text:style-name="P6">To test it in the app you are developing it for (the main app we've be working on), close up the gem project and go back to the main app and remove the code that you used to first develop the gem.</text:p>
      <text:p text:style-name="P6"/>
      <text:p text:style-name="P6">Add the gem to the gemfile</text:p>
      <text:p text:style-name="Code">gem 'gls_view_tool', git: 'https://github.com/greenleafservices/gls_view_tool' </text:p>
      <text:p text:style-name="P6">and, from the folder of the app in which you have installed the gem run <text:span text:style-name="T13">bundle install</text:span></text:p>
      <text:p text:style-name="P6">You should see messages from bundle install about the gem</text:p>
      <text:p text:style-name="Command_20_Line">Fetching https://github.com/greenleafservices/gls_view_tool</text:p>
      <text:p text:style-name="Command_20_Line">Fetching gem metadata from https://rubygems.org/..........</text:p>
      <text:p text:style-name="Command_20_Line">Fetching version metadata from https://rubygems.org/..</text:p>
      <text:p text:style-name="Command_20_Line">Fetching dependency metadata from https://rubygems.org/.</text:p>
      <text:p text:style-name="Command_20_Line">Resolving dependencies...</text:p>
      <text:p text:style-name="Command_20_Line">...</text:p>
      <text:p text:style-name="Command_20_Line">Using gls_view_tool 0.1.0 from https://github.com/greenleafservices/gls_view_tool (at master@f565a84)</text:p>
      <text:p text:style-name="P6"/>
      <text:p text:style-name="P6">Note that the commit referenced is the same one as the last github push you made.</text:p>
      <text:p text:style-name="P6"/>
      <text:p text:style-name="P6">In the app in which you created the gem</text:p>
      <text:p text:style-name="P6">Since this deals with views, move the def of the gem from the ApplicationController to the ApplicationHelper file</text:p>
      <text:p text:style-name="P6">Remove the @ data instance from the def of the gem </text:p>
      <text:p text:style-name="Code">def copyright</text:p>
      <text:p text:style-name="Code"><text:s text:c="4"/>GlsViewTool::Renderer.copyright 'GreenLeafServices', 'All rights reserved'</text:p>
      <text:p text:style-name="Code"><text:s text:c="2"/>end</text:p>
      <text:p text:style-name="P6">and from the line in the views referencing the gem data ==&gt;<text:span text:style-name="T14"> &lt;%= @copyright %&gt; to &lt;%= copyright %&gt;</text:span></text:p>
      <text:p text:style-name="P6">Remove all the other code from the ApplicationController</text:p>
      <text:p text:style-name="P6"/>
      <text:p text:style-name="P6">Now you should be able to run the app and it should act in the same manner it did before you took out the gem code</text:p>
      <text:p text:style-name="P6"/>
      <text:p text:style-name="Chapter_20_Heading">Authorization</text:p>
      <text:p text:style-name="Body_20_Text">Not authentication which determines if the user is a valid user. </text:p>
      <text:p text:style-name="Body_20_Text">Authorization deals with allowing which type of behaviors users are allowed to execute – post, edit, delete, etc.</text:p>
      <text:p text:style-name="Body_20_Text"><text:s/></text:p>
      <text:p text:style-name="P6">Install the petergate gem in the gemfile and run bundle install.</text:p>
      <text:p text:style-name="P6"><text:s/>Petergate works with devise so, assuming we have that running, we can use the functionality of petergate to its fullest. </text:p>
      <text:p text:style-name="P6">Run the petergate generators and <text:a xlink:type="simple" xlink:href="db:migrate" text:style-name="Internet_20_link" text:visited-style-name="Visited_20_Internet_20_Link">db:migrate</text:a></text:p>
      <text:p text:style-name="Command_20_Line"><text:span text:style-name="Source_20_Text"><text:span text:style-name="T26">rails g petergate:install</text:span></text:span></text:p>
      <text:p text:style-name="Body_20_Text"><text:soft-page-break/><text:span text:style-name="Source_20_Text"><text:span text:style-name="T26">This will insert the line</text:span></text:span></text:p>
      <text:p text:style-name="Command_20_Line"><text:span text:style-name="Source_20_Text"><text:span text:style-name="T26"><text:s text:c="2"/>petergate(roles: [:admin, :editor], multiple: false) <text:s/></text:span></text:span></text:p>
      <text:p text:style-name="Body_20_Text"><text:span text:style-name="Source_20_Text"><text:span text:style-name="T26">into the user.rb model and create a migration file for the users table that adds the column </text:span></text:span><text:span text:style-name="Source_20_Text"><text:span text:style-name="T28">roles</text:span></text:span><text:span text:style-name="Source_20_Text"><text:span text:style-name="T26"> to the user table</text:span></text:span></text:p>
      <text:p text:style-name="Command_20_Line"><text:span text:style-name="Source_20_Text"><text:span text:style-name="T26">rails </text:span></text:span><text:a xlink:type="simple" xlink:href="db:migrate" text:style-name="Internet_20_link" text:visited-style-name="Visited_20_Internet_20_Link"><text:span text:style-name="Source_20_Text"><text:span text:style-name="T26">db:migrate</text:span></text:span></text:a></text:p>
      <text:p text:style-name="Body_20_Text"><text:span text:style-name="Source_20_Text"><text:span text:style-name="T26"><text:s/></text:span></text:span></text:p>
      <text:p text:style-name="Body_20_Text"><text:span text:style-name="Source_20_Text"><text:span text:style-name="T26">Implementing petergate</text:span></text:span></text:p>
      <text:p text:style-name="Body_20_Text"><text:span text:style-name="Source_20_Text"><text:span text:style-name="T26">In order to make use of the petergate gem, we'll have to change the null object setup we created in the CurrentUserConcern in the <text:s/>Controller Concerns folder. This was created so that, if a person just accessed the site without logging in, a guest user object wold be created.</text:span></text:span></text:p>
      <text:p text:style-name="Body_20_Text"><text:span text:style-name="Source_20_Text"><text:span text:style-name="T26">We need to change the concern so that it will mimic a “true user” as if the guest had a record in the database. </text:span></text:span></text:p>
      <text:p text:style-name="Body_20_Text"><text:span text:style-name="Source_20_Text"><text:span text:style-name="T26">To make this work, create a guest_user model (guest_user.rb) and add the following lines:</text:span></text:span></text:p>
      <text:p text:style-name="Code"><text:span text:style-name="Source_20_Text"><text:span text:style-name="T26">class GuestUser &lt; User</text:span></text:span></text:p>
      <text:p text:style-name="Code"><text:span text:style-name="Source_20_Text"><text:span text:style-name="T26"><text:s text:c="2"/>attr_accessor :name, :first_name, :last_name, :email</text:span></text:span></text:p>
      <text:p text:style-name="Code"><text:span text:style-name="Source_20_Text"><text:span text:style-name="T26">end</text:span></text:span></text:p>
      <text:p text:style-name="Body_20_Text"><text:span text:style-name="Source_20_Text"><text:span text:style-name="T26">This will cause the GuestUser class to inherit all the properties of the User class and add the attributes that a user has.</text:span></text:span></text:p>
      <text:p text:style-name="Body_20_Text"><text:span text:style-name="Source_20_Text"><text:span text:style-name="T26">Change the CurrentUserConcern guest_user def to the following:</text:span></text:span></text:p>
      <text:p text:style-name="Code"><text:span text:style-name="Source_20_Text"><text:span text:style-name="T26"><text:s text:c="2"/>guest = GuestUser.new</text:span></text:span></text:p>
      <text:p text:style-name="Code"><text:span text:style-name="Source_20_Text"><text:span text:style-name="T26"><text:s text:c="4"/>guest.name = "Guest User"</text:span></text:span></text:p>
      <text:p text:style-name="Code"><text:span text:style-name="Source_20_Text"><text:span text:style-name="T26"><text:s text:c="4"/>guest.first_name = "Guest"</text:span></text:span></text:p>
      <text:p text:style-name="Code"><text:span text:style-name="Source_20_Text"><text:span text:style-name="T26"><text:s text:c="4"/>guest.last_name = "User"</text:span></text:span></text:p>
      <text:p text:style-name="Code"><text:span text:style-name="Source_20_Text"><text:span text:style-name="T26"><text:s text:c="4"/>guest.email = "guest@example.com"</text:span></text:span></text:p>
      <text:p text:style-name="Code"><text:span text:style-name="Source_20_Text"><text:span text:style-name="T26"><text:s text:c="4"/>guest</text:span></text:span><text:span text:style-name="Source_20_Text"><text:span text:style-name="T30"> </text:span></text:span><text:span text:style-name="Source_20_Text"><text:span text:style-name="T31">==&gt; this last line returns the guest object</text:span></text:span></text:p>
      <text:p text:style-name="Body_20_Text"><text:span text:style-name="Source_20_Text"><text:span text:style-name="T26">Change the login_helper in the application_helper file changing it to look for GuestUser and changing the if/else statements to allow the gust to login/register and the logged in user to Logout. Now, this should work identically to the previous guest user setup.</text:span></text:span></text:p>
      <text:p text:style-name="Body_20_Text"><text:span text:style-name="Source_20_Text"><text:span text:style-name="T26"/></text:span></text:p>
      <text:p text:style-name="Body_20_Text"><text:span text:style-name="Source_20_Text"><text:span text:style-name="T26"/></text:span></text:p>
      <text:p text:style-name="Body_20_Text"><text:span text:style-name="Source_20_Text"><text:span text:style-name="T26">Change the petergate parameters in the user model to have the role site_admin only</text:span></text:span></text:p>
      <text:p text:style-name="Code"><text:span text:style-name="Source_20_Text"><text:span text:style-name="T26">petergate(roles: [:site_admin], multiple: false) <text:s/></text:span></text:span></text:p>
      <text:p text:style-name="Body_20_Text"><text:span text:style-name="Source_20_Text"><text:span text:style-name="T26">Set up the Blog Controller for petergate - Add the line</text:span></text:span></text:p>
      <text:p text:style-name="Code"><text:span text:style-name="Source_20_Text"><text:span text:style-name="T26">access all: [:show, :index], user: {except: [:destroy, :new, :create, :update, :edit ] }, site_admin: :all</text:span></text:span></text:p>
      <text:p text:style-name="Body_20_Text"><text:span text:style-name="Source_20_Text"><text:span text:style-name="T26">This allows the following access:</text:span></text:span></text:p>
      <text:p text:style-name="Body_20_Text"><text:span text:style-name="Source_20_Text"><text:span text:style-name="T26">All users (guest and logins) ==&gt; show and index views</text:span></text:span></text:p>
      <text:p text:style-name="Body_20_Text"><text:span text:style-name="Source_20_Text"><text:span text:style-name="T26">Logged in users cannot ==&gt; delete, create, or edit</text:span></text:span></text:p>
      <text:p text:style-name="Body_20_Text"><text:span text:style-name="Source_20_Text"><text:span text:style-name="T26">site_admin ==&gt; all rights</text:span></text:span></text:p>
      <text:p text:style-name="Body_20_Text"><text:span text:style-name="Source_20_Text"><text:span text:style-name="T26"/></text:span></text:p>
      <text:p text:style-name="Body_20_Text"><text:span text:style-name="Source_20_Text"><text:span text:style-name="T26">Set up the portfolio controller as appropriate</text:span></text:span></text:p>
      <text:p text:style-name="Body_20_Text"><text:span text:style-name="Source_20_Text"><text:span text:style-name="T26"/></text:span></text:p>
      <text:p text:style-name="Chapter_20_Heading"><text:span text:style-name="Source_20_Text"><text:span text:style-name="T26">Styling/Bootstrap Tips</text:span></text:span></text:p>
      <text:p text:style-name="Body_20_Text"><text:span text:style-name="Source_20_Text"><text:span text:style-name="T26"/></text:span></text:p>
      <text:p text:style-name="Body_20_Text"><text:span text:style-name="Source_20_Text"><text:span text:style-name="T26">Download bootstrap – if you haven't already – I have it on </text:span></text:span><text:a xlink:type="simple" xlink:href="file:///g:/bootstrap" text:style-name="Internet_20_link" text:visited-style-name="Visited_20_Internet_20_Link"><text:span text:style-name="Source_20_Text"><text:span text:style-name="T26">g:/bootstrap</text:span></text:span></text:a></text:p>
      <text:p text:style-name="Body_20_Text"><text:span text:style-name="Source_20_Text"><text:span text:style-name="T26"/></text:span></text:p>
      <text:p text:style-name="Body_20_Text"><text:span text:style-name="Source_20_Text"><text:span text:style-name="T26">To use a sample bootstrap style</text:span></text:span></text:p>
      <text:p text:style-name="P15"><text:span text:style-name="Source_20_Text"><text:span text:style-name="T26">Open a copy of its index.html page.</text:span></text:span></text:p>
      <text:p text:style-name="P15"><text:span text:style-name="Source_20_Text"><text:span text:style-name="T26">copy the two lines concerning utf-8 and the view port to application.html.erb</text:span></text:span></text:p>
      <text:p text:style-name="P15"><text:span text:style-name="Source_20_Text"><text:span text:style-name="T26">delete everything except what is is between the body tags</text:span></text:span></text:p>
      <text:p text:style-name="Body_20_Text"><text:span text:style-name="Source_20_Text"><text:span text:style-name="T26">Copy the remaining items to the page on which you want it to display in your project</text:span></text:span></text:p>
      <text:p text:style-name="Body_20_Text"><text:span text:style-name="Source_20_Text"><text:span text:style-name="T26">Start the server, go to the home page and you should now see an “unstyled” version of the bootstrap sample you are tying to use along with the links form application.html.erb</text:span></text:span></text:p>
      <text:p text:style-name="Body_20_Text"><text:span text:style-name="Source_20_Text"><text:span text:style-name="T26">Navigate to the cover.css file and copy everything in it to application.scss</text:span></text:span></text:p>
      <text:p text:style-name="Body_20_Text"><text:span text:style-name="Source_20_Text"><text:span text:style-name="T26">Now you cover page should look similar to the style you are trying to implement</text:span></text:span></text:p>
      <text:p text:style-name="Body_20_Text"><text:span text:style-name="Source_20_Text"><text:span text:style-name="T26"/></text:span></text:p>
      <text:p text:style-name="Section_20_Heading"><text:span text:style-name="Source_20_Text"><text:span text:style-name="T26">Building a navigation partial</text:span></text:span></text:p>
      <text:p text:style-name="Body_20_Text"><text:span text:style-name="Source_20_Text"><text:span text:style-name="T26">Use the portions you want from the bootstrap css.</text:span></text:span></text:p>
      <text:p text:style-name="Body_20_Text"><text:span text:style-name="Source_20_Text"><text:span text:style-name="T26">Some bootstrap tips</text:span></text:span></text:p>
      <text:p text:style-name="Body_20_Text"><text:span text:style-name="Source_20_Text"><text:span text:style-name="T33">To copy classes into Rails</text:span></text:span><text:span text:style-name="Source_20_Text"><text:span text:style-name="T26"> ==&gt; put a , after the path and enter class: '&lt;css-style you want&gt;' before the closing embedded ruby tag</text:span></text:span></text:p>
      <text:p text:style-name="Code"><text:soft-page-break/><text:span text:style-name="Source_20_Text"><text:span text:style-name="T26">&lt;%= link_to "Home", root_path</text:span></text:span><text:span text:style-name="Source_20_Text"><text:span text:style-name="T3">, class: 'nav-link' </text:span></text:span><text:span text:style-name="Source_20_Text"><text:span text:style-name="T26">%&gt;</text:span></text:span></text:p>
      <text:p text:style-name="Body_20_Text"><text:span text:style-name="Source_20_Text"><text:span text:style-name="T26"/></text:span></text:p>
      <text:p text:style-name="P15"><text:span text:style-name="Source_20_Text"><text:span text:style-name="T26">If you have a helper (like the login helper) that you want to use with different syling on different pages, you can pass the style you want in the call to the helper bu adding a 'style' method to the helper</text:span></text:span></text:p>
      <text:p text:style-name="Code"><text:span text:style-name="Source_20_Text"><text:span text:style-name="T26">def login_helper </text:span></text:span><text:span text:style-name="Source_20_Text"><text:span text:style-name="T3">style</text:span></text:span></text:p>
      <text:p text:style-name="P15"><text:span text:style-name="Source_20_Text"><text:span text:style-name="T26">and then calling the style in that area of the helper in which you want it utilized by adding class: style in that area</text:span></text:span></text:p>
      <text:p text:style-name="P15"><text:span text:style-name="Source_20_Text"><text:span text:style-name="T26"/></text:span></text:p>
      <text:p text:style-name="P15"><text:span text:style-name="Source_20_Text"><text:span text:style-name="T26">Using the Cards template from Bootstrap</text:span></text:span></text:p>
      <text:p text:style-name="P15"><text:a xlink:type="simple" xlink:href="https://v4-alpha.getbootstrap.com/components/card/" text:style-name="Internet_20_link" text:visited-style-name="Visited_20_Internet_20_Link"><text:span text:style-name="Source_20_Text"><text:span text:style-name="T26">https://v4-alpha.getbootstrap.com/components/card/</text:span></text:span></text:a></text:p>
      <text:p text:style-name="P15"><text:span text:style-name="Source_20_Text"><text:span text:style-name="T26">Find the code you want and copy it to the edit.html.erb</text:span></text:span></text:p>
      <text:p text:style-name="P15"><text:span text:style-name="Source_20_Text"><text:span text:style-name="T26"/></text:span></text:p>
      <text:p text:style-name="P15"><text:span text:style-name="Source_20_Text"><text:span text:style-name="T26">To change any bootstrap style, put them at the end of the application.scss file. Because css stands for Cascading style sheets, any styles for which you put a modifier at the end of the .css file will use the last modifier written- it cascades down to the last style referenced!</text:span></text:span></text:p>
      <text:p text:style-name="P15"><text:span text:style-name="Source_20_Text"><text:span text:style-name="T26"/></text:span></text:p>
      <text:p text:style-name="SubTitles"><text:span text:style-name="Source_20_Text"><text:span text:style-name="T26">Columns</text:span></text:span></text:p>
      <text:p text:style-name="P15"><text:span text:style-name="Source_20_Text"><text:span text:style-name="T26">No matter where you put the col-md-# grids styles, there will always be 12 columns inside the container. Sections of columns are separated by &lt;div&gt; tags</text:span></text:span></text:p>
      <text:p text:style-name="P15"><text:span text:style-name="Source_20_Text"><text:span text:style-name="T26">Following will create a row container with 2 columns, one 8 grid spaces wide and the other 4. The size of each grid space depends on the size of its parent container.</text:span></text:span></text:p>
      <text:p text:style-name="Code"><text:span text:style-name="Source_20_Text"><text:span text:style-name="T26">&lt;div class="row"&gt;</text:span></text:span></text:p>
      <text:p text:style-name="Code"><text:span text:style-name="Source_20_Text"><text:span text:style-name="T26"><text:s text:c="6"/>&lt;div class="col-md-8"&gt;</text:span></text:span></text:p>
      <text:p text:style-name="Code"><text:span text:style-name="Source_20_Text"><text:span text:style-name="T26"><text:tab/><text:tab/><text:tab/>Content here</text:span></text:span></text:p>
      <text:p text:style-name="Code"><text:span text:style-name="Source_20_Text"><text:span text:style-name="T26"><text:tab/>&lt;/div&gt;</text:span></text:span></text:p>
      <text:p text:style-name="Code"><text:span text:style-name="Source_20_Text"><text:span text:style-name="T26"><text:tab/>&lt;div class="col-md-4"&gt;</text:span></text:span></text:p>
      <text:p text:style-name="Code"><text:span text:style-name="Source_20_Text"><text:span text:style-name="T26"><text:tab/><text:tab/><text:tab/>Content here</text:span></text:span></text:p>
      <text:p text:style-name="Code"><text:span text:style-name="Source_20_Text"><text:span text:style-name="T26"><text:tab/>&lt;/div&gt;</text:span></text:span></text:p>
      <text:p text:style-name="Code"><text:span text:style-name="Source_20_Text"><text:span text:style-name="T26">&lt;/div&gt;</text:span></text:span></text:p>
      <text:p text:style-name="P15"><text:span text:style-name="Source_20_Text"><text:span text:style-name="T26"/></text:span></text:p>
      <text:p text:style-name="P15"><text:span text:style-name="Source_20_Text"><text:span text:style-name="T26">Forms</text:span></text:span></text:p>
      <text:p text:style-name="P15"><text:span text:style-name="Source_20_Text"><text:span text:style-name="T26">Each from element needs to be wrapped in a form group class</text:span></text:span></text:p>
      <text:p text:style-name="Code"><text:span text:style-name="Source_20_Text"><text:span text:style-name="T38"/></text:span></text:p>
      <text:p text:style-name="Code"><text:span text:style-name="Source_20_Text"><text:span text:style-name="T23">&lt;div</text:span></text:span><text:span text:style-name="Source_20_Text"><text:span text:style-name="T23"> class="form-group"&gt;</text:span></text:span></text:p>
      <text:p text:style-name="Code"><text:span text:style-name="Source_20_Text"><text:span text:style-name="T23"><text:s text:c="4"/>&lt;label for="exampleInputEmail1"&gt;Email address&lt;/label&gt;</text:span></text:span></text:p>
      <text:p text:style-name="Code"><text:span text:style-name="Source_20_Text"><text:span text:style-name="T23"><text:s text:c="4"/>&lt;input type="email" class="form-control" id="exampleInputEmail1" aria-describedby="emailHelp" placeholder="Enter email"&gt;</text:span></text:span></text:p>
      <text:p text:style-name="Code"><text:span text:style-name="Source_20_Text"><text:span text:style-name="T23"><text:s text:c="4"/>&lt;small id="emailHelp" class="form-text text-muted"&gt;We'll never share your email with anyone else.&lt;/small&gt;</text:span></text:span></text:p>
      <text:p text:style-name="Code"><text:span text:style-name="Source_20_Text"><text:span text:style-name="T23"><text:s text:c="2"/>&lt;/div&gt;</text:span></text:span></text:p>
      <text:p text:style-name="Code"><text:span text:style-name="Source_20_Text"><text:span text:style-name="T8"/></text:span></text:p>
      <text:p text:style-name="P15"><text:span text:style-name="Source_20_Text"><text:span text:style-name="T26"/></text:span></text:p>
      <text:p text:style-name="SubTitles"><text:span text:style-name="Source_20_Text"><text:span text:style-name="T26">Styling in divs</text:span></text:span></text:p>
      <text:p text:style-name="Body_20_Text"><text:span text:style-name="Source_20_Text"><text:span text:style-name="T26">If you set a class in a div, elements of the div may not inherit the class – links, paragraphs, etc. Sometimes you have to go the the style and put in a specification as to what type of element should get that class (a, p, etc.)</text:span></text:span></text:p>
      <text:p text:style-name="P15"><text:span text:style-name="Source_20_Text"><text:span text:style-name="T26"><text:tab/><text:tab/></text:span></text:span></text:p>
      <text:p text:style-name="SubTitles"><text:span text:style-name="Source_20_Text"><text:span text:style-name="T26">Rows and forms</text:span></text:span></text:p>
      <text:p text:style-name="P15"><text:span text:style-name="Source_20_Text"><text:span text:style-name="T26">If you want a form to be in columns inside a row, the row class must be inside the form</text:span></text:span></text:p>
      <text:p text:style-name="P15"><text:span text:style-name="Source_20_Text"><text:span text:style-name="T26"/></text:span></text:p>
      <text:p text:style-name="SubTitles"><text:span text:style-name="Source_20_Text"><text:span text:style-name="T26">Buttons and divs</text:span></text:span></text:p>
      <text:p text:style-name="P15"><text:span text:style-name="Source_20_Text"><text:span text:style-name="T26">If you want a button to fill a div, add the class btn-block to the button</text:span></text:span></text:p>
      <text:p text:style-name="P15"><text:span text:style-name="Source_20_Text"><text:span text:style-name="T26"/></text:span></text:p>
      <text:p text:style-name="SubTitles"><text:span text:style-name="Source_20_Text"><text:span text:style-name="T26">Container class</text:span></text:span></text:p>
      <text:p text:style-name="P15"><text:span text:style-name="Source_20_Text"><text:span text:style-name="T26">This basically is a style to control the width of the data on the screen. Its style definition is in the main bootstrap file. Containers can be split into columns by having a row class and then column classes in the row. Columns should always add up to 12.</text:span></text:span></text:p>
      <text:p text:style-name="Code"><text:span text:style-name="Source_20_Text"><text:span text:style-name="T26">&lt;div class="container"&gt;</text:span></text:span></text:p>
      <text:p text:style-name="Code"><text:span text:style-name="Source_20_Text"><text:span text:style-name="T26"><text:s text:c="2"/>&lt;div class="row"&gt;</text:span></text:span></text:p>
      <text:p text:style-name="Code"><text:span text:style-name="Source_20_Text"><text:span text:style-name="T26"><text:s text:c="4"/>&lt;div class="col-md-7"&gt;</text:span></text:span></text:p>
      <text:p text:style-name="Code"><text:span text:style-name="Source_20_Text"><text:span text:style-name="T26"/></text:span></text:p>
      <text:p text:style-name="Code"><text:span text:style-name="Source_20_Text"><text:span text:style-name="T26"><text:s text:c="4"/>&lt;/div&gt;</text:span></text:span></text:p>
      <text:p text:style-name="Code"><text:span text:style-name="Source_20_Text"><text:span text:style-name="T26"><text:s text:c="4"/>&lt;div class="col-md-5"&gt;</text:span></text:span></text:p>
      <text:p text:style-name="Code"><text:span text:style-name="Source_20_Text"><text:span text:style-name="T26"><text:s text:c="6"/></text:span></text:span></text:p>
      <text:p text:style-name="Code"><text:span text:style-name="Source_20_Text"><text:span text:style-name="T26"><text:s text:c="4"/>&lt;/div&gt;</text:span></text:span></text:p>
      <text:p text:style-name="Code"><text:span text:style-name="Source_20_Text"><text:span text:style-name="T26"><text:s text:c="2"/>&lt;/div&gt;</text:span></text:span></text:p>
      <text:p text:style-name="Code"><text:span text:style-name="Source_20_Text"><text:span text:style-name="T26">&lt;/div&gt;</text:span></text:span></text:p>
      <text:p text:style-name="P15"><text:soft-page-break/><text:span text:style-name="Source_20_Text"><text:span text:style-name="T26"/></text:span></text:p>
      <text:p text:style-name="P15"><text:span text:style-name="Source_20_Text"><text:span text:style-name="T26"/></text:span></text:p>
      <text:p text:style-name="Body_20_Text"><text:span text:style-name="Source_20_Text"><text:span text:style-name="T26"/></text:span></text:p>
      <text:p text:style-name="SubTitles"><text:span text:style-name="Source_20_Text"><text:span text:style-name="T26">Styling test setups</text:span></text:span></text:p>
      <text:p text:style-name="Body_20_Text"><text:span text:style-name="Source_20_Text"><text:span text:style-name="T26">You can add a style to a class (to test to see if it helps before changing it in the style sheet) by adding the code</text:span></text:span></text:p>
      <text:p text:style-name="Body_20_Text"><text:span text:style-name="Source_20_Text"><text:span text:style-name="T26">style = “&lt;test styling&gt;” after the class designation</text:span></text:span></text:p>
      <text:p text:style-name="Body_20_Text"><text:span text:style-name="Source_20_Text"><text:span text:style-name="T26"/></text:span></text:p>
      <text:p text:style-name="SubTitles"><text:span text:style-name="Source_20_Text"><text:span text:style-name="T26">Using a style to modify another style</text:span></text:span></text:p>
      <text:p text:style-name="Body_20_Text"><text:span text:style-name="Source_20_Text"><text:span text:style-name="T26">If you have a style that you use in another area of the website and you want to use it in a modified style in another section, enclose it in another style – e.g. “card”</text:span></text:span></text:p>
      <text:p text:style-name="Code"><text:span text:style-name="Source_20_Text"><text:span text:style-name="T26">.login &gt; .card { <text:s/></text:span></text:span><text:span text:style-name="Source_20_Text"><text:span text:style-name="T34">==&gt; modify the .card class for the .login class</text:span></text:span></text:p>
      <text:p text:style-name="Code"><text:span text:style-name="Source_20_Text"><text:span text:style-name="T26"><text:s text:c="2"/>width: 22rem;</text:span></text:span></text:p>
      <text:p text:style-name="Code"><text:span text:style-name="Source_20_Text"><text:span text:style-name="T26"><text:s text:c="2"/>margin: 0 auto; </text:span></text:span><text:span text:style-name="Source_20_Text"><text:span text:style-name="T34">// auto - horizontally center the element within its container</text:span></text:span></text:p>
      <text:p text:style-name="Code"><text:span text:style-name="Source_20_Text"><text:span text:style-name="T26"><text:s text:c="2"/>float: none;</text:span></text:span></text:p>
      <text:p text:style-name="Code"><text:span text:style-name="Source_20_Text"><text:span text:style-name="T26">}</text:span></text:span></text:p>
      <text:p text:style-name="Body_20_Text"><text:span text:style-name="Source_20_Text"><text:span text:style-name="T26"/></text:span></text:p>
      <text:p text:style-name="Body_20_Text"><text:span text:style-name="Source_20_Text"><text:span text:style-name="T26"/></text:span></text:p>
      <text:p text:style-name="SubTitles"><text:span text:style-name="Source_20_Text"><text:span text:style-name="T26">Using default values for view helper methods</text:span></text:span></text:p>
      <text:p text:style-name="Body_20_Text"><text:span text:style-name="Source_20_Text"><text:span text:style-name="T26">In order to make the login helper work with nav links, we modified the login helper to ask for a style as a method when it is called. </text:span></text:span></text:p>
      <text:p text:style-name="Code"><text:span text:style-name="Source_20_Text"><text:span text:style-name="T26">def login_helper style</text:span></text:span></text:p>
      <text:p text:style-name="Body_20_Text"><text:span text:style-name="Source_20_Text"><text:span text:style-name="T26">However, that will cause a problem with the login helper when we don't really need it to have a certain style. In over to avoid the, we can use ruby to pass in a default style. All you need to do is add an = signa nd put in either a default style or a blank space.</text:span></text:span></text:p>
      <text:p text:style-name="Code"><text:span text:style-name="Source_20_Text"><text:span text:style-name="T26">def login_helper style = ' '</text:span></text:span></text:p>
      <text:p text:style-name="Body_20_Text"><text:span text:style-name="Source_20_Text"><text:span text:style-name="T26"/></text:span></text:p>
      <text:p text:style-name="SubTitles"><text:span text:style-name="Source_20_Text"><text:span text:style-name="T26">Page layout tips</text:span></text:span></text:p>
      <text:p text:style-name="Body_20_Text"><text:span text:style-name="Source_20_Text"><text:span text:style-name="T26">If you find that a div is being placed at the bottom of another div instead of next to it as you designed, it is most likely due to the fact that the browser does not have enough horizontal room to place it.</text:span></text:span></text:p>
      <text:p text:style-name="Body_20_Text"><text:span text:style-name="Source_20_Text"><text:span text:style-name="T26"/></text:span></text:p>
      <text:p text:style-name="Body_20_Text"><text:span text:style-name="Source_20_Text"><text:span text:style-name="T26">The HTML </text:span></text:span><text:span text:style-name="Source_20_Text"><text:span text:style-name="T35">&lt;span&gt;</text:span></text:span><text:span text:style-name="Source_20_Text"><text:span text:style-name="T26"> tag is used for grouping and applying styles to </text:span></text:span><text:span text:style-name="Source_20_Text"><text:span text:style-name="T28">inline</text:span></text:span><text:span text:style-name="Source_20_Text"><text:span text:style-name="T26"> elements. There is a difference between the span tag and the </text:span></text:span><text:span text:style-name="Source_20_Text"><text:span text:style-name="T27">div tag</text:span></text:span><text:span text:style-name="Source_20_Text"><text:span text:style-name="T26">. The span tag is used with inline elements whilst the </text:span></text:span><text:span text:style-name="Source_20_Text"><text:span text:style-name="T27">div tag</text:span></text:span><text:span text:style-name="Source_20_Text"><text:span text:style-name="T26"> is used with block-level content </text:span></text:span></text:p>
      <text:p text:style-name="Body_20_Text"><text:span text:style-name="Source_20_Text"><text:span text:style-name="T26"/></text:span></text:p>
      <text:p text:style-name="SubTitles"><text:span text:style-name="Source_20_Text"><text:span text:style-name="T26">Implementing Font-Awesome</text:span></text:span></text:p>
      <text:p text:style-name="Body_20_Text"><text:span text:style-name="Source_20_Text"><text:span text:style-name="T26">Go to Ruby Gems, look for font-awesome</text:span></text:span></text:p>
      <text:p text:style-name="Body_20_Text"><text:span text:style-name="Source_20_Text"><text:span text:style-name="T26">Copy the phrase to put in the gemfile</text:span></text:span></text:p>
      <text:p text:style-name="Code"><text:span text:style-name="Source_20_Text"><text:span text:style-name="T26">gem 'font-awesome-rails', '~&gt; 4.7', '&gt;= 4.7.0.1'</text:span></text:span></text:p>
      <text:p text:style-name="Body_20_Text"><text:span text:style-name="Source_20_Text"><text:span text:style-name="T26">Run bundle install</text:span></text:span></text:p>
      <text:p text:style-name="Body_20_Text"><text:span text:style-name="Source_20_Text"><text:span text:style-name="T26">restart the rails server</text:span></text:span></text:p>
      <text:p text:style-name="Body_20_Text"><text:span text:style-name="Source_20_Text"><text:span text:style-name="T26">Place </text:span></text:span><text:span text:style-name="Source_20_Text"><text:span text:style-name="T32">@import "font-awesome"; </text:span></text:span><text:span text:style-name="Source_20_Text"><text:span text:style-name="T26">into any of the css files in which you want to use it</text:span></text:span></text:p>
      <text:p text:style-name="Body_20_Text"><text:span text:style-name="Source_20_Text"><text:span text:style-name="T26">Find the helper template copy and paste it inside embedded ruby tags and link tags</text:span></text:span></text:p>
      <text:p text:style-name="Code"><text:span text:style-name="Source_20_Text"><text:span text:style-name="T26">&lt;a href="#"&gt;&lt;%= fa_icon "</text:span></text:span><text:span text:style-name="Source_20_Text"><text:span text:style-name="T39">camera</text:span></text:span><text:span text:style-name="Source_20_Text"><text:span text:style-name="T38">-retro</text:span></text:span><text:span text:style-name="Source_20_Text"><text:span text:style-name="T26">" %&gt;&lt;/a&gt;</text:span></text:span></text:p>
      <text:p text:style-name="Code"><text:span text:style-name="Source_20_Text"><text:span text:style-name="T37"/></text:span></text:p>
      <text:p text:style-name="Body_20_Text"><text:span text:style-name="Source_20_Text"><text:span text:style-name="T37">and then change the icon to the one you want</text:span></text:span></text:p>
      <text:p text:style-name="Body_20_Text"><text:span text:style-name="Source_20_Text"><text:span text:style-name="T37">To find the icons you want to use, go the the font-awesome page </text:span></text:span></text:p>
      <text:p text:style-name="Body_20_Text"><text:span text:style-name="Source_20_Text"><text:span text:style-name="T37">We want to use the github icon so we change the line above to read</text:span></text:span></text:p>
      <text:p text:style-name="Code"><text:span text:style-name="Source_20_Text"><text:span text:style-name="T26">&lt;a href="#"&gt;&lt;%= fa_icon "</text:span></text:span><text:span text:style-name="Source_20_Text"><text:span text:style-name="T38">github</text:span></text:span><text:span text:style-name="Source_20_Text"><text:span text:style-name="T26">" %&gt;&lt;/a&gt;</text:span></text:span></text:p>
      <text:p text:style-name="P6"/>
      <text:p text:style-name="SubTitles">Using Kaminari for pagination</text:p>
      <text:p text:style-name="P6">Copy the gem phrases into your gemfile and run bundle install</text:p>
      <text:p text:style-name="Code">gem 'kaminari', '~&gt; 1.0', '&gt;= 1.0.1'</text:p>
      <text:p text:style-name="Code">gem 'bootstrap4-kaminari-views'</text:p>
      <text:p text:style-name="P6">To implement Kaminari pagination, go to the controller in which you wish to use it and add the .page params to the object you are paginating</text:p>
      <text:p text:style-name="Code">@blogs = Blog.page(params[:page]).per(5)</text:p>
      <text:p text:style-name="Body_20_Text">This will cause only 5 blogs to show on each page and also limit the database query to 5 items at time for faster throughput.</text:p>
      <text:p text:style-name="Body_20_Text">On the page(s) you want to paginate, enter</text:p>
      <text:p text:style-name="Code">&lt;%= paginate @&lt;object, theme: 'twitter-bootstrap-4', pagination_class: "pagination-sm" %&gt;</text:p>
      <text:p text:style-name="Body_20_Text"><text:soft-page-break/>The theme (from Kaminari) and pagination_class (from bootstrap) can be changed </text:p>
      <text:p text:style-name="Body_20_Text"/>
      <text:p text:style-name="Section_20_Heading">How to Build a View Helper to Dynamically Generate a Nav Bar </text:p>
      <text:p text:style-name="P6">If you have a variety of partials that have similar code, you can create a section in the application helper to consolidate the code into one spot.</text:p>
      <text:p text:style-name="P6"/>
      <text:p text:style-name="P6"><text:span text:style-name="T4">Heredocs</text:span> come in handy when you have to deal with larger multi-line strings in the source code itself. You create a heredoc by enclosing the phrase in &lt;&lt; PhraseName and ending with the phrase name</text:p>
      <text:p text:style-name="P6"/>
      <text:p text:style-name="Code"><text:tab/>def <text:s/>nav_helper style, tag_type</text:p>
      <text:p text:style-name="Code">nav_links = &lt;&lt;NAV</text:p>
      <text:p text:style-name="Code">&lt;#{tag_type}&gt;&lt;a href="#{root_path}" class="#{style} #{active? root_path}"&gt;Home&lt;/a&gt;&lt;#{tag_type}&gt;</text:p>
      <text:p text:style-name="Code">&lt;#{tag_type}&gt;&lt;a href="#{about_me_path}" class="#{style}"&gt;About&lt;/a&gt;&lt;#{tag_type}&gt;</text:p>
      <text:p text:style-name="Code">&lt;#{tag_type}&gt;&lt;a href="#{contact_path}" class="#{style}"&gt;Contact&lt;/a&gt;&lt;#{tag_type}&gt;</text:p>
      <text:p text:style-name="Code">&lt;#{tag_type}&gt;&lt;a href="#{blogs_path}" class="#{style}"&gt;Blog&lt;/a&gt;&lt;#{tag_type}&gt;</text:p>
      <text:p text:style-name="Code">&lt;#{tag_type}&gt;&lt;a href="#{portfolios_path}" class="#{style}"&gt;Portfolio&lt;/a&gt;&lt;#{tag_type}&gt;</text:p>
      <text:p text:style-name="Code">NAV</text:p>
      <text:p text:style-name="Code"><text:s text:c="2"/>nav_links.html_safe</text:p>
      <text:p text:style-name="Code"><text:s text:c="2"/>end</text:p>
      <text:p text:style-name="P6">The tabbing is important – the heredoc bloc won't work if it is tabbed conventionally</text:p>
      <text:p text:style-name="P6"/>
      <text:p text:style-name="P6">Now you can replace any nav listing with the</text:p>
      <text:p text:style-name="P6"><text:span text:style-name="T14">nav helper style tag _type</text:span> call</text:p>
      <text:p text:style-name="P6">e.g.</text:p>
      <text:p text:style-name="Code">&lt;%= nav_helper 'nav-link', 'span' %&gt; </text:p>
      <text:p text:style-name="Body_20_Text">to have the nav links above with a style of 'nav-link' and a span tag-type</text:p>
      <text:p text:style-name="Body_20_Text"/>
      <text:p text:style-name="SubTitles">Creating a helper to show a link is the active link</text:p>
      <text:p text:style-name="Body_20_Text">You can create and active style to indicate the page you are on in the nav bar bye adding a section to the nav_helper</text:p>
      <text:p text:style-name="SubTitles"/>
      <text:p text:style-name="Code">def active? path</text:p>
      <text:p text:style-name="Code"><text:s text:c="4"/>"active" if current_page? path</text:p>
      <text:p text:style-name="Code">end</text:p>
      <text:p text:style-name="Body_20_Text">This tells rails to return “active” if the current page matches the path we passed in</text:p>
      <text:p text:style-name="Body_20_Text">This method is in the section above </text:p>
      <text:p text:style-name="Body_20_Text"/>
      <text:p text:style-name="SubTitles">Making the nav_helper more concise</text:p>
      <text:p text:style-name="Body_20_Text">First, create an array that contains all the nav items and their paths</text:p>
      <text:p text:style-name="Code"><text:s text:c="2"/>def nav_items</text:p>
      <text:p text:style-name="Code"><text:s text:c="6"/>[</text:p>
      <text:p text:style-name="Code"><text:s text:c="8"/>{</text:p>
      <text:p text:style-name="Code"><text:s text:c="10"/>url: root_path,</text:p>
      <text:p text:style-name="Code"><text:s text:c="10"/>title: 'Home'</text:p>
      <text:p text:style-name="Code"><text:s text:c="8"/>},</text:p>
      <text:p text:style-name="Code"><text:s text:c="8"/>{</text:p>
      <text:p text:style-name="Code"><text:s text:c="10"/>url: about_me_path,</text:p>
      <text:p text:style-name="Code"><text:s text:c="10"/>title: 'About Me'</text:p>
      <text:p text:style-name="Code"><text:s text:c="8"/>},</text:p>
      <text:p text:style-name="Code"><text:s text:c="8"/>{</text:p>
      <text:p text:style-name="Code"><text:s text:c="10"/>url: contact_path,</text:p>
      <text:p text:style-name="Code"><text:s text:c="10"/>title: 'Contact'</text:p>
      <text:p text:style-name="Code"><text:s text:c="8"/>},</text:p>
      <text:p text:style-name="Code"><text:s text:c="8"/>{</text:p>
      <text:p text:style-name="Code"><text:s text:c="10"/>url: blogs_path,</text:p>
      <text:p text:style-name="Code"><text:s text:c="10"/>title: 'Blog'</text:p>
      <text:p text:style-name="Code"><text:s text:c="8"/>},</text:p>
      <text:p text:style-name="Code"><text:s text:c="8"/>{</text:p>
      <text:p text:style-name="Code"><text:s text:c="10"/>url: portfolios_path,</text:p>
      <text:p text:style-name="Code"><text:s text:c="10"/>title: 'Portfolio'</text:p>
      <text:p text:style-name="Code"><text:s text:c="8"/>},</text:p>
      <text:p text:style-name="Code"><text:s text:c="6"/>]</text:p>
      <text:p text:style-name="Code"><text:s text:c="2"/>end</text:p>
      <text:p text:style-name="Body_20_Text"/>
      <text:p text:style-name="Body_20_Text"><text:soft-page-break/></text:p>
      <text:p text:style-name="Body_20_Text">Then change the nav helper to read through the array to populate the menu items, using the url and title designators in the nav_links <text:span text:style-name="T1">&lt;&lt; </text:span>operator which appends each nav_links created to the listing nav_links (which is set to “ “ at the beginning of the process. This eliminates the need for the heredoc setup. Make note that the single quotes are inside the double quotes.</text:p>
      <text:p text:style-name="Code">def nav_helper style, tag_type</text:p>
      <text:p text:style-name="Code"><text:s text:c="4"/>nav_links = ''</text:p>
      <text:p text:style-name="Code"/>
      <text:p text:style-name="Code"><text:s text:c="4"/>nav_items.each do |item|</text:p>
      <text:p text:style-name="Code"><text:s text:c="6"/>nav_links <text:span text:style-name="T1">&lt;&lt; </text:span>"&lt;#{tag_type}&gt;&lt;a href='#{item[:<text:span text:style-name="T1">url</text:span>]}' class='#{style} #{active? item[:<text:span text:style-name="T1">url</text:span>]}'&gt;#{item[:<text:span text:style-name="T1">title</text:span>]}&lt;/a&gt;&lt;/#{tag_type}&gt;"</text:p>
      <text:p text:style-name="Code"><text:s text:c="4"/>end</text:p>
      <text:p text:style-name="Code"/>
      <text:p text:style-name="Code"><text:s text:c="4"/>nav_links.html_safe</text:p>
      <text:p text:style-name="Code">end</text:p>
      <text:p text:style-name="Body_20_Text">Now adding a menu item can be done by adding an item to the nav_items array </text:p>
      <text:p text:style-name="Body_20_Text"/>
      <text:p text:style-name="Chapter_20_Heading">Rails Asset Pipeline</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Liberation Mono', 'Courier New', monospace"/>
    <style:font-face style:name="OpenSymbol" svg:font-family="OpenSymbol"/>
    <style:font-face style:name="SFMono-Regular" svg:font-family="SFMono-Regular, Consolas, 'Liberation Mono', Menlo, Courier, monospace"/>
    <style:font-face style:name="Arial4"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s>
      </style:paragraph-properties>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tab-stop style:position="0.2in"/>
          <style:tab-stop style:position="0.3in"/>
          <style:tab-stop style:position="0.4in"/>
          <style:tab-stop style:position="0.5in"/>
          <style:tab-stop style:position="0.6in"/>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3"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3"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3"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4-10T21:54:23.18</meta:creation-date>
    <dc:date>2017-04-23T12:52:11.60</dc:date>
    <dc:creator>Green Leaf Services</dc:creator>
    <meta:editing-duration>P11DT4H26M16S</meta:editing-duration>
    <meta:editing-cycles>169</meta:editing-cycles>
    <meta:generator>OpenOffice/4.1.3$Win32 OpenOffice.org_project/413m1$Build-9783</meta:generator>
    <meta:document-statistic meta:table-count="3" meta:image-count="0" meta:object-count="0" meta:page-count="24" meta:paragraph-count="937" meta:word-count="10049" meta:character-count="63576"/>
  </office:meta>
</office:document-meta>
</file>